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0.279cm"/>
    </style:style>
    <style:style style:name="co6" style:family="table-column">
      <style:table-column-properties fo:break-before="auto" style:column-width="4.251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1.706cm"/>
    </style:style>
    <style:style style:name="co12" style:family="table-column">
      <style:table-column-properties fo:break-before="auto" style:column-width="1.314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8">
      <style:text-properties fo:font-weight="bold" style:font-weight-asian="bold" style:font-weight-complex="bold"/>
    </style:style>
    <style:style style:name="ce3" style:family="table-cell" style:parent-style-name="Default" style:data-style-name="N138"/>
    <style:style style:name="ce4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4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40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4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Sheet1.C14]=&quot;Custom&quot;)" style:apply-style-name="Excel_5f_CondFormat_5f_1_5f_5_5f_1" style:base-cell-address="Sheet1.C15"/>
      <style:map style:condition="is-true-formula([Sheet1.C14]=&quot;None&quot;)" style:apply-style-name="Excel_5f_CondFormat_5f_1_5f_5_5f_2" style:base-cell-address="Sheet1.C15"/>
    </style:style>
    <style:style style:name="ce31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=&quot;JEDEC (2S2P)&quot;)+([Sheet1.$C16]=&quot;Custom&quot;))" style:apply-style-name="Excel_5f_CondFormat_5f_1_5f_4_5f_1" style:base-cell-address="Sheet1.C17"/>
    </style:style>
    <style:style style:name="ce33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&lt;&gt;&quot;Custom&quot;))" style:apply-style-name="Excel_5f_CondFormat_5f_1_5f_2_5f_1" style:base-cell-address="Sheet1.C18"/>
    </style:style>
    <style:style style:name="ce34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Sheet1.$C16]&lt;&gt;&quot;Custom&quot;))" style:apply-style-name="Excel_5f_CondFormat_5f_1_5f_3_5f_1" style:base-cell-address="Sheet1.C19"/>
      <style:map style:condition="is-true-formula(#NAME?&gt;#NAME?)" style:apply-style-name="Excel_5f_CondFormat_5f_1_5f_3_5f_2" style:base-cell-address="Sheet1.C19"/>
    </style:style>
    <style:style style:name="ce35" style:family="table-cell" style:parent-style-name="Default" style:data-style-name="N140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40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Sheet1.$O1]" style:apply-style-name="Excel_5f_CondFormat_5f_1_5f_1_5f_1" style:base-cell-address="Sheet1.C23"/>
    </style:style>
    <style:style style:name="ce3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138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38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38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38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 style:data-style-name="N138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38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Sheet1.I6"/>
    </style:style>
    <style:style style:name="ce65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38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0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38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14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140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5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6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8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ooc:cell-content-is-decimal-number() and cell-content-is-between(-40,100)" table:allow-empty-cell="true" table:base-cell-address="Sheet1.C12">
          <table:error-message table:message-type="stop" table:display="true"/>
        </table:content-validation>
        <table:content-validation table:name="val2" table:condition="oooc:cell-content-is-in-list(INDIRECT([Sheet1.$T37]))" table:allow-empty-cell="true" table:display-list="unsorted" table:base-cell-address="Sheet1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Sheet1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ooc:cell-content-is-decimal-number() and cell-content-is-between(0.1,50)" table:allow-empty-cell="true" table:base-cell-address="Sheet1.C15">
          <table:error-message table:message-type="stop" table:display="true"/>
        </table:content-validation>
        <table:content-validation table:name="val5" table:condition="oooc:cell-content-is-in-list(&quot;4 to 7&quot;;&quot;8 to 11&quot;;&quot;12 to 15&quot;;&quot;16 or more&quot;)" table:allow-empty-cell="true" table:display-list="unsorted" table:base-cell-address="Sheet1.C17">
          <table:error-message table:message-type="stop" table:display="true"/>
        </table:content-validation>
        <table:content-validation table:name="val6" table:condition="oooc: and cell-content-is-between([Sheet1.$C19]&gt;=[Sheet1.$C12],0)" table:allow-empty-cell="true" table:base-cell-address="Sheet1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ooc:cell-content-is-decimal-number() and cell-content-is-between(0.95,1.05)" table:allow-empty-cell="true" table:base-cell-address="Sheet1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ooc:cell-content-is-decimal-number() and cell-content-is-between(0,1.65)" table:allow-empty-cell="true" table:base-cell-address="Sheet1.I15">
          <table:error-message table:message-type="stop" table:display="true"/>
        </table:content-validation>
        <table:content-validation table:name="val9" table:condition="oooc:cell-content-is-decimal-number() and cell-content-is-between(0,3)" table:allow-empty-cell="true" table:base-cell-address="Sheet1.I16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3"/>
        <table:table-column table:style-name="co3" table:number-columns-repeated="25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2" office:value-type="string">
            <text:p>Icc(A)</text:p>
          </table:table-cell>
          <table:table-cell table:style-name="ce2" office:value-type="string">
            <text:p>Iccq(A)</text:p>
          </table:table-cell>
          <table:table-cell table:style-name="ce1"/>
          <table:table-cell table:style-name="ce1" office:value-type="float" office:value="0.75">
            <text:p>0.7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239"/>
        </table:table-row>
        <table:table-row table:style-name="ro1">
          <table:table-cell table:style-name="ce1" table:number-columns-repeated="4"/>
          <table:table-cell table:style-name="ce2" table:number-columns-repeated="2"/>
          <table:table-cell table:style-name="ce1" office:value-type="string">
            <text:p>Totals(W)</text:p>
          </table:table-cell>
          <table:table-cell table:style-name="ce1" table:formula="oooc:=SUM([.H5:.H258])" office:value-type="float" office:value="0.855">
            <text:p>0.86</text:p>
          </table:table-cell>
          <table:table-cell table:style-name="ce1" table:formula="oooc:=SUM([.I5:.I258])" office:value-type="float" office:value="1.6848">
            <text:p>1.68</text:p>
          </table:table-cell>
          <table:table-cell table:style-name="ce1" table:formula="oooc:=SUM([.J5:.J258])" office:value-type="float" office:value="26.7879156455429">
            <text:p>26.79</text:p>
          </table:table-cell>
          <table:table-cell table:style-name="ce1" table:formula="oooc:=SUM([.K5:.K258])" office:value-type="float" office:value="0.5888">
            <text:p>0.59</text:p>
          </table:table-cell>
          <table:table-cell table:style-name="ce1" table:formula="oooc:=SUM([.L5:.L258])" office:value-type="float" office:value="8.44286295">
            <text:p>8.44</text:p>
          </table:table-cell>
          <table:table-cell table:style-name="ce1" table:formula="oooc:=SUM([.M5:.M258])" office:value-type="float" office:value="18.0909272227536">
            <text:p>18.09</text:p>
          </table:table-cell>
          <table:table-cell table:style-name="ce1" table:formula="oooc:=SUM([.N5:.N258])" office:value-type="float" office:value="7.6385504953497">
            <text:p>7.64</text:p>
          </table:table-cell>
          <table:table-cell table:style-name="ce1" table:formula="oooc:=SUM([.O5:.O258])" office:value-type="float" office:value="4.849782025">
            <text:p>4.85</text:p>
          </table:table-cell>
          <table:table-cell table:style-name="ce1" table:formula="oooc:=SUM([.P5:.P258])" office:value-type="float" office:value="0.15">
            <text:p>0.15</text:p>
          </table:table-cell>
          <table:table-cell table:style-name="ce1" table:formula="oooc:=SUM([.Q5:.Q258])" office:value-type="float" office:value="0">
            <text:p>0</text:p>
          </table:table-cell>
          <table:table-cell table:style-name="ce1" table:formula="oooc:=SUM([.H2:.Q2])" office:value-type="float" office:value="69.0886383386462">
            <text:p>69.09</text:p>
          </table:table-cell>
          <table:table-cell table:style-name="ce1" table:number-columns-repeated="238"/>
        </table:table-row>
        <table:table-row table:style-name="ro1">
          <table:table-cell table:style-name="ce1" table:number-columns-repeated="4"/>
          <table:table-cell table:style-name="ce2" table:number-columns-repeated="2"/>
          <table:table-cell table:style-name="ce1" office:value-type="string">
            <text:p>Totals(A)</text:p>
          </table:table-cell>
          <table:table-cell table:style-name="ce1" table:formula="oooc:=[.H2]/[.H1]" office:value-type="float" office:value="1.14">
            <text:p>1.14</text:p>
          </table:table-cell>
          <table:table-cell table:style-name="ce1" table:formula="oooc:=[.I2]/[.I1]" office:value-type="float" office:value="1.872">
            <text:p>1.87</text:p>
          </table:table-cell>
          <table:table-cell table:style-name="ce1" table:formula="oooc:=[.J2]/[.J1]" office:value-type="float" office:value="26.7879156455429">
            <text:p>26.79</text:p>
          </table:table-cell>
          <table:table-cell table:style-name="ce1" table:formula="oooc:=[.K2]/[.K1]" office:value-type="float" office:value="0.490666666666667">
            <text:p>0.49</text:p>
          </table:table-cell>
          <table:table-cell table:style-name="ce1" table:formula="oooc:=[.L2]/[.L1]" office:value-type="float" office:value="5.6285753">
            <text:p>5.63</text:p>
          </table:table-cell>
          <table:table-cell table:style-name="ce1" table:formula="oooc:=[.M2]/[.M1]" office:value-type="float" office:value="10.050515123752">
            <text:p>10.05</text:p>
          </table:table-cell>
          <table:table-cell table:style-name="ce1" table:formula="oooc:=[.N2]/[.N1]" office:value-type="float" office:value="3.05542019813988">
            <text:p>3.06</text:p>
          </table:table-cell>
          <table:table-cell table:style-name="ce1" table:formula="oooc:=[.O2]/[.O1]" office:value-type="float" office:value="1.46963091666667">
            <text:p>1.47</text:p>
          </table:table-cell>
          <table:table-cell table:style-name="ce1" table:formula="oooc:=[.P2]/[.P1]" office:value-type="float" office:value="0.03">
            <text:p>0.03</text:p>
          </table:table-cell>
          <table:table-cell table:style-name="ce1" table:formula="oooc:=[.Q2]/[.Q1]" office:value-type="float" office:value="0">
            <text:p>0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U15</text:p>
          </table:table-cell>
          <table:table-cell table:style-name="ce1" office:value-type="string">
            <text:p>FPGA</text:p>
          </table:table-cell>
          <table:table-cell table:number-columns-repeated="254"/>
        </table:table-row>
        <table:table-row table:style-name="ro1">
          <table:table-cell/>
          <table:table-cell table:formula="oooc:=['file:///D:/ROACH/elec/Power/Virtex5_XPE_9_2.xls'#$Summary.H6]" office:value-type="string" office:string-value="VCCINT">
            <text:p>VCCINT</text:p>
          </table:table-cell>
          <table:table-cell table:formula="oooc:=['file:///D:/ROACH/elec/Power/Virtex5_XPE_9_2.xls'#$Summary.I6]" office:value-type="float" office:value="1">
            <text:p>1</text:p>
          </table:table-cell>
          <table:table-cell table:formula="oooc:=['file:///D:/ROACH/elec/Power/Virtex5_XPE_9_2.xls'#$Summary.J6]" office:value-type="float" office:value="26.5399156455429">
            <text:p>26.54</text:p>
          </table:table-cell>
          <table:table-cell table:formula="oooc:=['file:///D:/ROACH/elec/Power/Virtex5_XPE_9_2.xls'#$Summary.K6]" office:value-type="float" office:value="25.066256869436">
            <text:p>25.066</text:p>
          </table:table-cell>
          <table:table-cell table:formula="oooc:=['file:///D:/ROACH/elec/Power/Virtex5_XPE_9_2.xls'#$Summary.L6]" office:value-type="float" office:value="1.47365877610693">
            <text:p>1.474</text:p>
          </table:table-cell>
          <table:table-cell/>
          <table:table-cell table:formula="oooc:=IF([.$C5]=[.H$1];[.$D5];0)" office:value-type="float" office:value="0">
            <text:p>0</text:p>
          </table:table-cell>
          <table:table-cell table:formula="oooc:=IF([.$C5]=[.I$1];[.$D5];0)" office:value-type="float" office:value="0">
            <text:p>0</text:p>
          </table:table-cell>
          <table:table-cell table:formula="oooc:=IF([.$C5]=[.J$1];[.$D5];0)" office:value-type="float" office:value="26.5399156455429">
            <text:p>26.54</text:p>
          </table:table-cell>
          <table:table-cell table:formula="oooc:=IF([.$C5]=[.K$1];[.$D5];0)" office:value-type="float" office:value="0">
            <text:p>0</text:p>
          </table:table-cell>
          <table:table-cell table:formula="oooc:=IF([.$C5]=[.L$1];[.$D5];0)" office:value-type="float" office:value="0">
            <text:p>0</text:p>
          </table:table-cell>
          <table:table-cell table:formula="oooc:=IF([.$C5]=[.M$1];[.$D5];0)" office:value-type="float" office:value="0">
            <text:p>0</text:p>
          </table:table-cell>
          <table:table-cell table:formula="oooc:=IF([.$C5]=[.N$1];[.$D5];0)" office:value-type="float" office:value="0">
            <text:p>0</text:p>
          </table:table-cell>
          <table:table-cell table:formula="oooc:=IF([.$C5]=[.O$1];[.$D5];0)" office:value-type="float" office:value="0">
            <text:p>0</text:p>
          </table:table-cell>
          <table:table-cell table:formula="oooc:=IF([.$C5]=[.P$1];[.$D5];0)" office:value-type="float" office:value="0">
            <text:p>0</text:p>
          </table:table-cell>
          <table:table-cell table:formula="oooc:=IF([.$C5]=[.Q$1];[.$D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7]" office:value-type="string" office:string-value="VCCAUX">
            <text:p>VCCAUX</text:p>
          </table:table-cell>
          <table:table-cell table:formula="oooc:=['file:///D:/ROACH/elec/Power/Virtex5_XPE_9_2.xls'#$Summary.I7]" office:value-type="float" office:value="2.5">
            <text:p>2.5</text:p>
          </table:table-cell>
          <table:table-cell table:formula="oooc:=['file:///D:/ROACH/elec/Power/Virtex5_XPE_9_2.xls'#$Summary.J7]" office:value-type="float" office:value="3.3434254453497">
            <text:p>3.34</text:p>
          </table:table-cell>
          <table:table-cell table:formula="oooc:=['file:///D:/ROACH/elec/Power/Virtex5_XPE_9_2.xls'#$Summary.K7]" office:value-type="float" office:value="1.20637017813988">
            <text:p>1.206</text:p>
          </table:table-cell>
          <table:table-cell table:formula="oooc:=['file:///D:/ROACH/elec/Power/Virtex5_XPE_9_2.xls'#$Summary.L7]" office:value-type="float" office:value="0.131">
            <text:p>0.131</text:p>
          </table:table-cell>
          <table:table-cell/>
          <table:table-cell table:formula="oooc:=IF([.$C6]=[.H$1];[.$D6];0)" office:value-type="float" office:value="0">
            <text:p>0</text:p>
          </table:table-cell>
          <table:table-cell table:formula="oooc:=IF([.$C6]=[.I$1];[.$D6];0)" office:value-type="float" office:value="0">
            <text:p>0</text:p>
          </table:table-cell>
          <table:table-cell table:formula="oooc:=IF([.$C6]=[.J$1];[.$D6];0)" office:value-type="float" office:value="0">
            <text:p>0</text:p>
          </table:table-cell>
          <table:table-cell table:formula="oooc:=IF([.$C6]=[.K$1];[.$D6];0)" office:value-type="float" office:value="0">
            <text:p>0</text:p>
          </table:table-cell>
          <table:table-cell table:formula="oooc:=IF([.$C6]=[.L$1];[.$D6];0)" office:value-type="float" office:value="0">
            <text:p>0</text:p>
          </table:table-cell>
          <table:table-cell table:formula="oooc:=IF([.$C6]=[.M$1];[.$D6];0)" office:value-type="float" office:value="0">
            <text:p>0</text:p>
          </table:table-cell>
          <table:table-cell table:formula="oooc:=IF([.$C6]=[.N$1];[.$D6];0)" office:value-type="float" office:value="3.3434254453497">
            <text:p>3.34</text:p>
          </table:table-cell>
          <table:table-cell table:formula="oooc:=IF([.$C6]=[.O$1];[.$D6];0)" office:value-type="float" office:value="0">
            <text:p>0</text:p>
          </table:table-cell>
          <table:table-cell table:formula="oooc:=IF([.$C6]=[.P$1];[.$D6];0)" office:value-type="float" office:value="0">
            <text:p>0</text:p>
          </table:table-cell>
          <table:table-cell table:formula="oooc:=IF([.$C6]=[.Q$1];[.$D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8]" office:value-type="string" office:string-value="VCCO 3.3">
            <text:p>VCCO 3.3</text:p>
          </table:table-cell>
          <table:table-cell table:formula="oooc:=['file:///D:/ROACH/elec/Power/Virtex5_XPE_9_2.xls'#$Summary.I8]" office:value-type="float" office:value="3.3">
            <text:p>3.3</text:p>
          </table:table-cell>
          <table:table-cell table:formula="oooc:=['file:///D:/ROACH/elec/Power/Virtex5_XPE_9_2.xls'#$Summary.J8]" office:value-type="float" office:value="0.051954925">
            <text:p>0.05</text:p>
          </table:table-cell>
          <table:table-cell table:formula="oooc:=['file:///D:/ROACH/elec/Power/Virtex5_XPE_9_2.xls'#$Summary.K8]" office:value-type="float" office:value="0.0144939166666667">
            <text:p>0.014</text:p>
          </table:table-cell>
          <table:table-cell table:formula="oooc:=['file:///D:/ROACH/elec/Power/Virtex5_XPE_9_2.xls'#$Summary.L8]" office:value-type="float" office:value="0.00125">
            <text:p>0.001</text:p>
          </table:table-cell>
          <table:table-cell/>
          <table:table-cell table:formula="oooc:=IF([.$C7]=[.H$1];[.$D7];0)" office:value-type="float" office:value="0">
            <text:p>0</text:p>
          </table:table-cell>
          <table:table-cell table:formula="oooc:=IF([.$C7]=[.I$1];[.$D7];0)" office:value-type="float" office:value="0">
            <text:p>0</text:p>
          </table:table-cell>
          <table:table-cell table:formula="oooc:=IF([.$C7]=[.J$1];[.$D7];0)" office:value-type="float" office:value="0">
            <text:p>0</text:p>
          </table:table-cell>
          <table:table-cell table:formula="oooc:=IF([.$C7]=[.K$1];[.$D7];0)" office:value-type="float" office:value="0">
            <text:p>0</text:p>
          </table:table-cell>
          <table:table-cell table:formula="oooc:=IF([.$C7]=[.L$1];[.$D7];0)" office:value-type="float" office:value="0">
            <text:p>0</text:p>
          </table:table-cell>
          <table:table-cell table:formula="oooc:=IF([.$C7]=[.M$1];[.$D7];0)" office:value-type="float" office:value="0">
            <text:p>0</text:p>
          </table:table-cell>
          <table:table-cell table:formula="oooc:=IF([.$C7]=[.N$1];[.$D7];0)" office:value-type="float" office:value="0">
            <text:p>0</text:p>
          </table:table-cell>
          <table:table-cell table:formula="oooc:=IF([.$C7]=[.O$1];[.$D7];0)" office:value-type="float" office:value="0.051954925">
            <text:p>0.05</text:p>
          </table:table-cell>
          <table:table-cell table:formula="oooc:=IF([.$C7]=[.P$1];[.$D7];0)" office:value-type="float" office:value="0">
            <text:p>0</text:p>
          </table:table-cell>
          <table:table-cell table:formula="oooc:=IF([.$C7]=[.Q$1];[.$D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9]" office:value-type="string" office:string-value="VCCO 2.5">
            <text:p>VCCO 2.5</text:p>
          </table:table-cell>
          <table:table-cell table:formula="oooc:=['file:///D:/ROACH/elec/Power/Virtex5_XPE_9_2.xls'#$Summary.I9]" office:value-type="float" office:value="2.5">
            <text:p>2.5</text:p>
          </table:table-cell>
          <table:table-cell table:formula="oooc:=['file:///D:/ROACH/elec/Power/Virtex5_XPE_9_2.xls'#$Summary.J9]" office:value-type="float" office:value="2.595125">
            <text:p>2.6</text:p>
          </table:table-cell>
          <table:table-cell table:formula="oooc:=['file:///D:/ROACH/elec/Power/Virtex5_XPE_9_2.xls'#$Summary.K9]" office:value-type="float" office:value="1.0368">
            <text:p>1.037</text:p>
          </table:table-cell>
          <table:table-cell table:formula="oooc:=['file:///D:/ROACH/elec/Power/Virtex5_XPE_9_2.xls'#$Summary.L9]" office:value-type="float" office:value="0.00125">
            <text:p>0.001</text:p>
          </table:table-cell>
          <table:table-cell/>
          <table:table-cell table:formula="oooc:=IF([.$C8]=[.H$1];[.$D8];0)" office:value-type="float" office:value="0">
            <text:p>0</text:p>
          </table:table-cell>
          <table:table-cell table:formula="oooc:=IF([.$C8]=[.I$1];[.$D8];0)" office:value-type="float" office:value="0">
            <text:p>0</text:p>
          </table:table-cell>
          <table:table-cell table:formula="oooc:=IF([.$C8]=[.J$1];[.$D8];0)" office:value-type="float" office:value="0">
            <text:p>0</text:p>
          </table:table-cell>
          <table:table-cell table:formula="oooc:=IF([.$C8]=[.K$1];[.$D8];0)" office:value-type="float" office:value="0">
            <text:p>0</text:p>
          </table:table-cell>
          <table:table-cell table:formula="oooc:=IF([.$C8]=[.L$1];[.$D8];0)" office:value-type="float" office:value="0">
            <text:p>0</text:p>
          </table:table-cell>
          <table:table-cell table:formula="oooc:=IF([.$C8]=[.M$1];[.$D8];0)" office:value-type="float" office:value="0">
            <text:p>0</text:p>
          </table:table-cell>
          <table:table-cell table:formula="oooc:=IF([.$C8]=[.N$1];[.$D8];0)" office:value-type="float" office:value="2.595125">
            <text:p>2.6</text:p>
          </table:table-cell>
          <table:table-cell table:formula="oooc:=IF([.$C8]=[.O$1];[.$D8];0)" office:value-type="float" office:value="0">
            <text:p>0</text:p>
          </table:table-cell>
          <table:table-cell table:formula="oooc:=IF([.$C8]=[.P$1];[.$D8];0)" office:value-type="float" office:value="0">
            <text:p>0</text:p>
          </table:table-cell>
          <table:table-cell table:formula="oooc:=IF([.$C8]=[.Q$1];[.$D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0]" office:value-type="string" office:string-value="VCCO 1.8">
            <text:p>VCCO 1.8</text:p>
          </table:table-cell>
          <table:table-cell table:formula="oooc:=['file:///D:/ROACH/elec/Power/Virtex5_XPE_9_2.xls'#$Summary.I10]" office:value-type="float" office:value="1.8">
            <text:p>1.8</text:p>
          </table:table-cell>
          <table:table-cell table:formula="oooc:=['file:///D:/ROACH/elec/Power/Virtex5_XPE_9_2.xls'#$Summary.J10]" office:value-type="float" office:value="7.52820322275">
            <text:p>7.53</text:p>
          </table:table-cell>
          <table:table-cell table:formula="oooc:=['file:///D:/ROACH/elec/Power/Virtex5_XPE_9_2.xls'#$Summary.K10]" office:value-type="float" office:value="4.18108512375">
            <text:p>4.181</text:p>
          </table:table-cell>
          <table:table-cell table:formula="oooc:=['file:///D:/ROACH/elec/Power/Virtex5_XPE_9_2.xls'#$Summary.L10]" office:value-type="float" office:value="0.00125">
            <text:p>0.001</text:p>
          </table:table-cell>
          <table:table-cell/>
          <table:table-cell table:formula="oooc:=IF([.$C9]=[.H$1];[.$D9];0)" office:value-type="float" office:value="0">
            <text:p>0</text:p>
          </table:table-cell>
          <table:table-cell table:formula="oooc:=IF([.$C9]=[.I$1];[.$D9];0)" office:value-type="float" office:value="0">
            <text:p>0</text:p>
          </table:table-cell>
          <table:table-cell table:formula="oooc:=IF([.$C9]=[.J$1];[.$D9];0)" office:value-type="float" office:value="0">
            <text:p>0</text:p>
          </table:table-cell>
          <table:table-cell table:formula="oooc:=IF([.$C9]=[.K$1];[.$D9];0)" office:value-type="float" office:value="0">
            <text:p>0</text:p>
          </table:table-cell>
          <table:table-cell table:formula="oooc:=IF([.$C9]=[.L$1];[.$D9];0)" office:value-type="float" office:value="0">
            <text:p>0</text:p>
          </table:table-cell>
          <table:table-cell table:formula="oooc:=IF([.$C9]=[.M$1];[.$D9];0)" office:value-type="float" office:value="7.52820322275">
            <text:p>7.53</text:p>
          </table:table-cell>
          <table:table-cell table:formula="oooc:=IF([.$C9]=[.N$1];[.$D9];0)" office:value-type="float" office:value="0">
            <text:p>0</text:p>
          </table:table-cell>
          <table:table-cell table:formula="oooc:=IF([.$C9]=[.O$1];[.$D9];0)" office:value-type="float" office:value="0">
            <text:p>0</text:p>
          </table:table-cell>
          <table:table-cell table:formula="oooc:=IF([.$C9]=[.P$1];[.$D9];0)" office:value-type="float" office:value="0">
            <text:p>0</text:p>
          </table:table-cell>
          <table:table-cell table:formula="oooc:=IF([.$C9]=[.Q$1];[.$D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1]" office:value-type="string" office:string-value="VCCO 1.5">
            <text:p>VCCO 1.5</text:p>
          </table:table-cell>
          <table:table-cell table:formula="oooc:=['file:///D:/ROACH/elec/Power/Virtex5_XPE_9_2.xls'#$Summary.I11]" office:value-type="float" office:value="1.5">
            <text:p>1.5</text:p>
          </table:table-cell>
          <table:table-cell table:formula="oooc:=['file:///D:/ROACH/elec/Power/Virtex5_XPE_9_2.xls'#$Summary.J11]" office:value-type="float" office:value="1.61786295">
            <text:p>1.62</text:p>
          </table:table-cell>
          <table:table-cell table:formula="oooc:=['file:///D:/ROACH/elec/Power/Virtex5_XPE_9_2.xls'#$Summary.K11]" office:value-type="float" office:value="1.0773253">
            <text:p>1.077</text:p>
          </table:table-cell>
          <table:table-cell table:formula="oooc:=['file:///D:/ROACH/elec/Power/Virtex5_XPE_9_2.xls'#$Summary.L11]" office:value-type="float" office:value="0.00125">
            <text:p>0.001</text:p>
          </table:table-cell>
          <table:table-cell/>
          <table:table-cell table:formula="oooc:=IF([.$C10]=[.H$1];[.$D10];0)" office:value-type="float" office:value="0">
            <text:p>0</text:p>
          </table:table-cell>
          <table:table-cell table:formula="oooc:=IF([.$C10]=[.I$1];[.$D10];0)" office:value-type="float" office:value="0">
            <text:p>0</text:p>
          </table:table-cell>
          <table:table-cell table:formula="oooc:=IF([.$C10]=[.J$1];[.$D10];0)" office:value-type="float" office:value="0">
            <text:p>0</text:p>
          </table:table-cell>
          <table:table-cell table:formula="oooc:=IF([.$C10]=[.K$1];[.$D10];0)" office:value-type="float" office:value="0">
            <text:p>0</text:p>
          </table:table-cell>
          <table:table-cell table:formula="oooc:=IF([.$C10]=[.L$1];[.$D10];0)" office:value-type="float" office:value="1.61786295">
            <text:p>1.62</text:p>
          </table:table-cell>
          <table:table-cell table:formula="oooc:=IF([.$C10]=[.M$1];[.$D10];0)" office:value-type="float" office:value="0">
            <text:p>0</text:p>
          </table:table-cell>
          <table:table-cell table:formula="oooc:=IF([.$C10]=[.N$1];[.$D10];0)" office:value-type="float" office:value="0">
            <text:p>0</text:p>
          </table:table-cell>
          <table:table-cell table:formula="oooc:=IF([.$C10]=[.O$1];[.$D10];0)" office:value-type="float" office:value="0">
            <text:p>0</text:p>
          </table:table-cell>
          <table:table-cell table:formula="oooc:=IF([.$C10]=[.P$1];[.$D10];0)" office:value-type="float" office:value="0">
            <text:p>0</text:p>
          </table:table-cell>
          <table:table-cell table:formula="oooc:=IF([.$C10]=[.Q$1];[.$D1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2]" office:value-type="string" office:string-value="VCCO 1.2">
            <text:p>VCCO 1.2</text:p>
          </table:table-cell>
          <table:table-cell table:formula="oooc:=['file:///D:/ROACH/elec/Power/Virtex5_XPE_9_2.xls'#$Summary.I12]" office:value-type="float" office:value="1.2">
            <text:p>1.2</text:p>
          </table:table-cell>
          <table:table-cell table:formula="oooc:=['file:///D:/ROACH/elec/Power/Virtex5_XPE_9_2.xls'#$Summary.J12]" office:value-type="float" office:value="0">
            <text:p>0</text:p>
          </table:table-cell>
          <table:table-cell table:formula="oooc:=['file:///D:/ROACH/elec/Power/Virtex5_XPE_9_2.xls'#$Summary.K12]" office:value-type="float" office:value="0">
            <text:p>0.000</text:p>
          </table:table-cell>
          <table:table-cell table:formula="oooc:=['file:///D:/ROACH/elec/Power/Virtex5_XPE_9_2.xls'#$Summary.L12]" office:value-type="float" office:value="0">
            <text:p>0.000</text:p>
          </table:table-cell>
          <table:table-cell/>
          <table:table-cell table:formula="oooc:=IF([.$C11]=[.H$1];[.$D11];0)" office:value-type="float" office:value="0">
            <text:p>0</text:p>
          </table:table-cell>
          <table:table-cell table:formula="oooc:=IF([.$C11]=[.I$1];[.$D11];0)" office:value-type="float" office:value="0">
            <text:p>0</text:p>
          </table:table-cell>
          <table:table-cell table:formula="oooc:=IF([.$C11]=[.J$1];[.$D11];0)" office:value-type="float" office:value="0">
            <text:p>0</text:p>
          </table:table-cell>
          <table:table-cell table:formula="oooc:=IF([.$C11]=[.K$1];[.$D11];0)" office:value-type="float" office:value="0">
            <text:p>0</text:p>
          </table:table-cell>
          <table:table-cell table:formula="oooc:=IF([.$C11]=[.L$1];[.$D11];0)" office:value-type="float" office:value="0">
            <text:p>0</text:p>
          </table:table-cell>
          <table:table-cell table:formula="oooc:=IF([.$C11]=[.M$1];[.$D11];0)" office:value-type="float" office:value="0">
            <text:p>0</text:p>
          </table:table-cell>
          <table:table-cell table:formula="oooc:=IF([.$C11]=[.N$1];[.$D11];0)" office:value-type="float" office:value="0">
            <text:p>0</text:p>
          </table:table-cell>
          <table:table-cell table:formula="oooc:=IF([.$C11]=[.O$1];[.$D11];0)" office:value-type="float" office:value="0">
            <text:p>0</text:p>
          </table:table-cell>
          <table:table-cell table:formula="oooc:=IF([.$C11]=[.P$1];[.$D11];0)" office:value-type="float" office:value="0">
            <text:p>0</text:p>
          </table:table-cell>
          <table:table-cell table:formula="oooc:=IF([.$C11]=[.Q$1];[.$D1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3]" office:value-type="string" office:string-value="MGTAVCC">
            <text:p>MGTAVCC</text:p>
          </table:table-cell>
          <table:table-cell table:formula="oooc:=['file:///D:/ROACH/elec/Power/Virtex5_XPE_9_2.xls'#$Summary.I13]" office:value-type="float" office:value="1">
            <text:p>1</text:p>
          </table:table-cell>
          <table:table-cell table:formula="oooc:=['file:///D:/ROACH/elec/Power/Virtex5_XPE_9_2.xls'#$Summary.J13]" office:value-type="float" office:value="0.248">
            <text:p>0.25</text:p>
          </table:table-cell>
          <table:table-cell table:formula="oooc:=['file:///D:/ROACH/elec/Power/Virtex5_XPE_9_2.xls'#$Summary.K13]" office:value-type="float" office:value="0.248">
            <text:p>0.248</text:p>
          </table:table-cell>
          <table:table-cell table:formula="oooc:=['file:///D:/ROACH/elec/Power/Virtex5_XPE_9_2.xls'#$Summary.L13]" office:value-type="float" office:value="0">
            <text:p>0.000</text:p>
          </table:table-cell>
          <table:table-cell/>
          <table:table-cell table:formula="oooc:=IF([.$C12]=[.H$1];[.$D12];0)" office:value-type="float" office:value="0">
            <text:p>0</text:p>
          </table:table-cell>
          <table:table-cell table:formula="oooc:=IF([.$C12]=[.I$1];[.$D12];0)" office:value-type="float" office:value="0">
            <text:p>0</text:p>
          </table:table-cell>
          <table:table-cell table:formula="oooc:=IF([.$C12]=[.J$1];[.$D12];0)" office:value-type="float" office:value="0.248">
            <text:p>0.25</text:p>
          </table:table-cell>
          <table:table-cell table:formula="oooc:=IF([.$C12]=[.K$1];[.$D12];0)" office:value-type="float" office:value="0">
            <text:p>0</text:p>
          </table:table-cell>
          <table:table-cell table:formula="oooc:=IF([.$C12]=[.L$1];[.$D12];0)" office:value-type="float" office:value="0">
            <text:p>0</text:p>
          </table:table-cell>
          <table:table-cell table:formula="oooc:=IF([.$C12]=[.M$1];[.$D12];0)" office:value-type="float" office:value="0">
            <text:p>0</text:p>
          </table:table-cell>
          <table:table-cell table:formula="oooc:=IF([.$C12]=[.N$1];[.$D12];0)" office:value-type="float" office:value="0">
            <text:p>0</text:p>
          </table:table-cell>
          <table:table-cell table:formula="oooc:=IF([.$C12]=[.O$1];[.$D12];0)" office:value-type="float" office:value="0">
            <text:p>0</text:p>
          </table:table-cell>
          <table:table-cell table:formula="oooc:=IF([.$C12]=[.P$1];[.$D12];0)" office:value-type="float" office:value="0">
            <text:p>0</text:p>
          </table:table-cell>
          <table:table-cell table:formula="oooc:=IF([.$C12]=[.Q$1];[.$D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4]" office:value-type="string" office:string-value="MGTAVCCPLL">
            <text:p>MGTAVCCPLL</text:p>
          </table:table-cell>
          <table:table-cell table:formula="oooc:=['file:///D:/ROACH/elec/Power/Virtex5_XPE_9_2.xls'#$Summary.I14]" office:value-type="float" office:value="1.2">
            <text:p>1.2</text:p>
          </table:table-cell>
          <table:table-cell table:formula="oooc:=['file:///D:/ROACH/elec/Power/Virtex5_XPE_9_2.xls'#$Summary.J14]" office:value-type="float" office:value="0.24">
            <text:p>0.24</text:p>
          </table:table-cell>
          <table:table-cell table:formula="oooc:=['file:///D:/ROACH/elec/Power/Virtex5_XPE_9_2.xls'#$Summary.K14]" office:value-type="float" office:value="0.2">
            <text:p>0.200</text:p>
          </table:table-cell>
          <table:table-cell table:formula="oooc:=['file:///D:/ROACH/elec/Power/Virtex5_XPE_9_2.xls'#$Summary.L14]" office:value-type="float" office:value="0">
            <text:p>0.000</text:p>
          </table:table-cell>
          <table:table-cell/>
          <table:table-cell table:formula="oooc:=IF([.$C13]=[.H$1];[.$D13];0)" office:value-type="float" office:value="0">
            <text:p>0</text:p>
          </table:table-cell>
          <table:table-cell table:formula="oooc:=IF([.$C13]=[.I$1];[.$D13];0)" office:value-type="float" office:value="0">
            <text:p>0</text:p>
          </table:table-cell>
          <table:table-cell table:formula="oooc:=IF([.$C13]=[.J$1];[.$D13];0)" office:value-type="float" office:value="0">
            <text:p>0</text:p>
          </table:table-cell>
          <table:table-cell table:formula="oooc:=IF([.$C13]=[.K$1];[.$D13];0)" office:value-type="float" office:value="0.24">
            <text:p>0.24</text:p>
          </table:table-cell>
          <table:table-cell table:formula="oooc:=IF([.$C13]=[.L$1];[.$D13];0)" office:value-type="float" office:value="0">
            <text:p>0</text:p>
          </table:table-cell>
          <table:table-cell table:formula="oooc:=IF([.$C13]=[.M$1];[.$D13];0)" office:value-type="float" office:value="0">
            <text:p>0</text:p>
          </table:table-cell>
          <table:table-cell table:formula="oooc:=IF([.$C13]=[.N$1];[.$D13];0)" office:value-type="float" office:value="0">
            <text:p>0</text:p>
          </table:table-cell>
          <table:table-cell table:formula="oooc:=IF([.$C13]=[.O$1];[.$D13];0)" office:value-type="float" office:value="0">
            <text:p>0</text:p>
          </table:table-cell>
          <table:table-cell table:formula="oooc:=IF([.$C13]=[.P$1];[.$D13];0)" office:value-type="float" office:value="0">
            <text:p>0</text:p>
          </table:table-cell>
          <table:table-cell table:formula="oooc:=IF([.$C13]=[.Q$1];[.$D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5]" office:value-type="string" office:string-value="MGTAVTTTX">
            <text:p>MGTAVTTTX</text:p>
          </table:table-cell>
          <table:table-cell table:formula="oooc:=['file:///D:/ROACH/elec/Power/Virtex5_XPE_9_2.xls'#$Summary.I15]" office:value-type="float" office:value="1.2">
            <text:p>1.2</text:p>
          </table:table-cell>
          <table:table-cell table:formula="oooc:=['file:///D:/ROACH/elec/Power/Virtex5_XPE_9_2.xls'#$Summary.J15]" office:value-type="float" office:value="0.3408">
            <text:p>0.34</text:p>
          </table:table-cell>
          <table:table-cell table:formula="oooc:=['file:///D:/ROACH/elec/Power/Virtex5_XPE_9_2.xls'#$Summary.K15]" office:value-type="float" office:value="0.284">
            <text:p>0.284</text:p>
          </table:table-cell>
          <table:table-cell table:formula="oooc:=['file:///D:/ROACH/elec/Power/Virtex5_XPE_9_2.xls'#$Summary.L15]" office:value-type="float" office:value="0">
            <text:p>0.000</text:p>
          </table:table-cell>
          <table:table-cell/>
          <table:table-cell table:formula="oooc:=IF([.$C14]=[.H$1];[.$D14];0)" office:value-type="float" office:value="0">
            <text:p>0</text:p>
          </table:table-cell>
          <table:table-cell table:formula="oooc:=IF([.$C14]=[.I$1];[.$D14];0)" office:value-type="float" office:value="0">
            <text:p>0</text:p>
          </table:table-cell>
          <table:table-cell table:formula="oooc:=IF([.$C14]=[.J$1];[.$D14];0)" office:value-type="float" office:value="0">
            <text:p>0</text:p>
          </table:table-cell>
          <table:table-cell table:formula="oooc:=IF([.$C14]=[.K$1];[.$D14];0)" office:value-type="float" office:value="0.3408">
            <text:p>0.34</text:p>
          </table:table-cell>
          <table:table-cell table:formula="oooc:=IF([.$C14]=[.L$1];[.$D14];0)" office:value-type="float" office:value="0">
            <text:p>0</text:p>
          </table:table-cell>
          <table:table-cell table:formula="oooc:=IF([.$C14]=[.M$1];[.$D14];0)" office:value-type="float" office:value="0">
            <text:p>0</text:p>
          </table:table-cell>
          <table:table-cell table:formula="oooc:=IF([.$C14]=[.N$1];[.$D14];0)" office:value-type="float" office:value="0">
            <text:p>0</text:p>
          </table:table-cell>
          <table:table-cell table:formula="oooc:=IF([.$C14]=[.O$1];[.$D14];0)" office:value-type="float" office:value="0">
            <text:p>0</text:p>
          </table:table-cell>
          <table:table-cell table:formula="oooc:=IF([.$C14]=[.P$1];[.$D14];0)" office:value-type="float" office:value="0">
            <text:p>0</text:p>
          </table:table-cell>
          <table:table-cell table:formula="oooc:=IF([.$C14]=[.Q$1];[.$D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6]" office:value-type="string" office:string-value="MGTAVTTRX">
            <text:p>MGTAVTTRX</text:p>
          </table:table-cell>
          <table:table-cell table:formula="oooc:=['file:///D:/ROACH/elec/Power/Virtex5_XPE_9_2.xls'#$Summary.I16]" office:value-type="float" office:value="1.2">
            <text:p>1.2</text:p>
          </table:table-cell>
          <table:table-cell table:formula="oooc:=['file:///D:/ROACH/elec/Power/Virtex5_XPE_9_2.xls'#$Summary.J16]" office:value-type="float" office:value="0.008">
            <text:p>0.01</text:p>
          </table:table-cell>
          <table:table-cell table:formula="oooc:=['file:///D:/ROACH/elec/Power/Virtex5_XPE_9_2.xls'#$Summary.K16]" office:value-type="float" office:value="0.00666666666666667">
            <text:p>0.007</text:p>
          </table:table-cell>
          <table:table-cell table:formula="oooc:=['file:///D:/ROACH/elec/Power/Virtex5_XPE_9_2.xls'#$Summary.L16]" office:value-type="float" office:value="0">
            <text:p>0.000</text:p>
          </table:table-cell>
          <table:table-cell/>
          <table:table-cell table:formula="oooc:=IF([.$C15]=[.H$1];[.$D15];0)" office:value-type="float" office:value="0">
            <text:p>0</text:p>
          </table:table-cell>
          <table:table-cell table:formula="oooc:=IF([.$C15]=[.I$1];[.$D15];0)" office:value-type="float" office:value="0">
            <text:p>0</text:p>
          </table:table-cell>
          <table:table-cell table:formula="oooc:=IF([.$C15]=[.J$1];[.$D15];0)" office:value-type="float" office:value="0">
            <text:p>0</text:p>
          </table:table-cell>
          <table:table-cell table:formula="oooc:=IF([.$C15]=[.K$1];[.$D15];0)" office:value-type="float" office:value="0.008">
            <text:p>0.01</text:p>
          </table:table-cell>
          <table:table-cell table:formula="oooc:=IF([.$C15]=[.L$1];[.$D15];0)" office:value-type="float" office:value="0">
            <text:p>0</text:p>
          </table:table-cell>
          <table:table-cell table:formula="oooc:=IF([.$C15]=[.M$1];[.$D15];0)" office:value-type="float" office:value="0">
            <text:p>0</text:p>
          </table:table-cell>
          <table:table-cell table:formula="oooc:=IF([.$C15]=[.N$1];[.$D15];0)" office:value-type="float" office:value="0">
            <text:p>0</text:p>
          </table:table-cell>
          <table:table-cell table:formula="oooc:=IF([.$C15]=[.O$1];[.$D15];0)" office:value-type="float" office:value="0">
            <text:p>0</text:p>
          </table:table-cell>
          <table:table-cell table:formula="oooc:=IF([.$C15]=[.P$1];[.$D15];0)" office:value-type="float" office:value="0">
            <text:p>0</text:p>
          </table:table-cell>
          <table:table-cell table:formula="oooc:=IF([.$C15]=[.Q$1];[.$D1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5:.D15])" office:value-type="float" office:value="42.5132871886426">
            <text:p>42.5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PowerPC</text:p>
          </table:table-cell>
          <table:table-cell table:style-name="ce1"/>
          <table:table-cell table:style-name="ce1" office:value-type="string">
            <text:p>Power(W, max)</text:p>
          </table:table-cell>
          <table:table-cell table:style-name="ce2" office:value-type="string">
            <text:p>Icc(typ)</text:p>
          </table:table-cell>
          <table:table-cell table:style-name="ce2" office:value-type="string">
            <text:p>Icc(max)</text:p>
          </table:table-cell>
          <table:table-cell table:style-name="ce1" table:number-columns-repeated="250"/>
        </table:table-row>
        <table:table-row table:style-name="ro1">
          <table:table-cell/>
          <table:table-cell office:value-type="string">
            <text:p><text:span text:style-name="T4">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21]*[.F21]" office:value-type="float" office:value="5.025">
            <text:p>5.03</text:p>
          </table:table-cell>
          <table:table-cell office:value-type="float" office:value="1.575">
            <text:p>1.575</text:p>
          </table:table-cell>
          <table:table-cell office:value-type="float" office:value="3.35">
            <text:p>3.350</text:p>
          </table:table-cell>
          <table:table-cell/>
          <table:table-cell table:formula="oooc:=IF([.$C21]=[.H$1];[.$D21];0)" office:value-type="float" office:value="0">
            <text:p>0</text:p>
          </table:table-cell>
          <table:table-cell table:formula="oooc:=IF([.$C21]=[.I$1];[.$D21];0)" office:value-type="float" office:value="0">
            <text:p>0</text:p>
          </table:table-cell>
          <table:table-cell table:formula="oooc:=IF([.$C21]=[.J$1];[.$D21];0)" office:value-type="float" office:value="0">
            <text:p>0</text:p>
          </table:table-cell>
          <table:table-cell table:formula="oooc:=IF([.$C21]=[.K$1];[.$D21];0)" office:value-type="float" office:value="0">
            <text:p>0</text:p>
          </table:table-cell>
          <table:table-cell table:formula="oooc:=IF([.$C21]=[.L$1];[.$D21];0)" office:value-type="float" office:value="5.025">
            <text:p>5.03</text:p>
          </table:table-cell>
          <table:table-cell table:formula="oooc:=IF([.$C21]=[.M$1];[.$D21];0)" office:value-type="float" office:value="0">
            <text:p>0</text:p>
          </table:table-cell>
          <table:table-cell table:formula="oooc:=IF([.$C21]=[.N$1];[.$D21];0)" office:value-type="float" office:value="0">
            <text:p>0</text:p>
          </table:table-cell>
          <table:table-cell table:formula="oooc:=IF([.$C21]=[.O$1];[.$D21];0)" office:value-type="float" office:value="0">
            <text:p>0</text:p>
          </table:table-cell>
          <table:table-cell table:formula="oooc:=IF([.$C21]=[.P$1];[.$D21];0)" office:value-type="float" office:value="0">
            <text:p>0</text:p>
          </table:table-cell>
          <table:table-cell table:formula="oooc:=IF([.$C21]=[.Q$1];[.$D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OV</text:span><text:span text:style-name="T5">DD</text:span></text:p>
          </table:table-cell>
          <table:table-cell office:value-type="float" office:value="3.3">
            <text:p>3.3</text:p>
          </table:table-cell>
          <table:table-cell table:formula="oooc:=[.C22]*[.F22]" office:value-type="float" office:value="0.231">
            <text:p>0.23</text:p>
          </table:table-cell>
          <table:table-cell office:value-type="float" office:value="0.06">
            <text:p>0.060</text:p>
          </table:table-cell>
          <table:table-cell office:value-type="float" office:value="0.07">
            <text:p>0.070</text:p>
          </table:table-cell>
          <table:table-cell/>
          <table:table-cell table:formula="oooc:=IF([.$C22]=[.H$1];[.$D22];0)" office:value-type="float" office:value="0">
            <text:p>0</text:p>
          </table:table-cell>
          <table:table-cell table:formula="oooc:=IF([.$C22]=[.I$1];[.$D22];0)" office:value-type="float" office:value="0">
            <text:p>0</text:p>
          </table:table-cell>
          <table:table-cell table:formula="oooc:=IF([.$C22]=[.J$1];[.$D22];0)" office:value-type="float" office:value="0">
            <text:p>0</text:p>
          </table:table-cell>
          <table:table-cell table:formula="oooc:=IF([.$C22]=[.K$1];[.$D22];0)" office:value-type="float" office:value="0">
            <text:p>0</text:p>
          </table:table-cell>
          <table:table-cell table:formula="oooc:=IF([.$C22]=[.L$1];[.$D22];0)" office:value-type="float" office:value="0">
            <text:p>0</text:p>
          </table:table-cell>
          <table:table-cell table:formula="oooc:=IF([.$C22]=[.M$1];[.$D22];0)" office:value-type="float" office:value="0">
            <text:p>0</text:p>
          </table:table-cell>
          <table:table-cell table:formula="oooc:=IF([.$C22]=[.N$1];[.$D22];0)" office:value-type="float" office:value="0">
            <text:p>0</text:p>
          </table:table-cell>
          <table:table-cell table:formula="oooc:=IF([.$C22]=[.O$1];[.$D22];0)" office:value-type="float" office:value="0.231">
            <text:p>0.23</text:p>
          </table:table-cell>
          <table:table-cell table:formula="oooc:=IF([.$C22]=[.P$1];[.$D22];0)" office:value-type="float" office:value="0">
            <text:p>0</text:p>
          </table:table-cell>
          <table:table-cell table:formula="oooc:=IF([.$C22]=[.Q$1];[.$D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EOV</text:span><text:span text:style-name="T5">DD</text:span></text:p>
          </table:table-cell>
          <table:table-cell office:value-type="float" office:value="2.5">
            <text:p>2.5</text:p>
          </table:table-cell>
          <table:table-cell table:formula="oooc:=[.C23]*[.F23]" office:value-type="float" office:value="0.3">
            <text:p>0.3</text:p>
          </table:table-cell>
          <table:table-cell office:value-type="float" office:value="0.115">
            <text:p>0.115</text:p>
          </table:table-cell>
          <table:table-cell office:value-type="float" office:value="0.12">
            <text:p>0.120</text:p>
          </table:table-cell>
          <table:table-cell/>
          <table:table-cell table:formula="oooc:=IF([.$C23]=[.H$1];[.$D23];0)" office:value-type="float" office:value="0">
            <text:p>0</text:p>
          </table:table-cell>
          <table:table-cell table:formula="oooc:=IF([.$C23]=[.I$1];[.$D23];0)" office:value-type="float" office:value="0">
            <text:p>0</text:p>
          </table:table-cell>
          <table:table-cell table:formula="oooc:=IF([.$C23]=[.J$1];[.$D23];0)" office:value-type="float" office:value="0">
            <text:p>0</text:p>
          </table:table-cell>
          <table:table-cell table:formula="oooc:=IF([.$C23]=[.K$1];[.$D23];0)" office:value-type="float" office:value="0">
            <text:p>0</text:p>
          </table:table-cell>
          <table:table-cell table:formula="oooc:=IF([.$C23]=[.L$1];[.$D23];0)" office:value-type="float" office:value="0">
            <text:p>0</text:p>
          </table:table-cell>
          <table:table-cell table:formula="oooc:=IF([.$C23]=[.M$1];[.$D23];0)" office:value-type="float" office:value="0">
            <text:p>0</text:p>
          </table:table-cell>
          <table:table-cell table:formula="oooc:=IF([.$C23]=[.N$1];[.$D23];0)" office:value-type="float" office:value="0.3">
            <text:p>0.3</text:p>
          </table:table-cell>
          <table:table-cell table:formula="oooc:=IF([.$C23]=[.O$1];[.$D23];0)" office:value-type="float" office:value="0">
            <text:p>0</text:p>
          </table:table-cell>
          <table:table-cell table:formula="oooc:=IF([.$C23]=[.P$1];[.$D23];0)" office:value-type="float" office:value="0">
            <text:p>0</text:p>
          </table:table-cell>
          <table:table-cell table:formula="oooc:=IF([.$C23]=[.Q$1];[.$D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SOV</text:span><text:span text:style-name="T5">DD</text:span></text:p>
          </table:table-cell>
          <table:table-cell office:value-type="float" office:value="1.8">
            <text:p>1.8</text:p>
          </table:table-cell>
          <table:table-cell table:formula="oooc:=[.C24]*[.F24]" office:value-type="float" office:value="0.54">
            <text:p>0.54</text:p>
          </table:table-cell>
          <table:table-cell office:value-type="float" office:value="0.21">
            <text:p>0.210</text:p>
          </table:table-cell>
          <table:table-cell office:value-type="float" office:value="0.3">
            <text:p>0.300</text:p>
          </table:table-cell>
          <table:table-cell/>
          <table:table-cell table:formula="oooc:=IF([.$C24]=[.H$1];[.$D24];0)" office:value-type="float" office:value="0">
            <text:p>0</text:p>
          </table:table-cell>
          <table:table-cell table:formula="oooc:=IF([.$C24]=[.I$1];[.$D24];0)" office:value-type="float" office:value="0">
            <text:p>0</text:p>
          </table:table-cell>
          <table:table-cell table:formula="oooc:=IF([.$C24]=[.J$1];[.$D24];0)" office:value-type="float" office:value="0">
            <text:p>0</text:p>
          </table:table-cell>
          <table:table-cell table:formula="oooc:=IF([.$C24]=[.K$1];[.$D24];0)" office:value-type="float" office:value="0">
            <text:p>0</text:p>
          </table:table-cell>
          <table:table-cell table:formula="oooc:=IF([.$C24]=[.L$1];[.$D24];0)" office:value-type="float" office:value="0">
            <text:p>0</text:p>
          </table:table-cell>
          <table:table-cell table:formula="oooc:=IF([.$C24]=[.M$1];[.$D24];0)" office:value-type="float" office:value="0.54">
            <text:p>0.54</text:p>
          </table:table-cell>
          <table:table-cell table:formula="oooc:=IF([.$C24]=[.N$1];[.$D24];0)" office:value-type="float" office:value="0">
            <text:p>0</text:p>
          </table:table-cell>
          <table:table-cell table:formula="oooc:=IF([.$C24]=[.O$1];[.$D24];0)" office:value-type="float" office:value="0">
            <text:p>0</text:p>
          </table:table-cell>
          <table:table-cell table:formula="oooc:=IF([.$C24]=[.P$1];[.$D24];0)" office:value-type="float" office:value="0">
            <text:p>0</text:p>
          </table:table-cell>
          <table:table-cell table:formula="oooc:=IF([.$C24]=[.Q$1];[.$D2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A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25]*[.F25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5]=[.H$1];[.$D25];0)" office:value-type="float" office:value="0">
            <text:p>0</text:p>
          </table:table-cell>
          <table:table-cell table:formula="oooc:=IF([.$C25]=[.I$1];[.$D25];0)" office:value-type="float" office:value="0">
            <text:p>0</text:p>
          </table:table-cell>
          <table:table-cell table:formula="oooc:=IF([.$C25]=[.J$1];[.$D25];0)" office:value-type="float" office:value="0">
            <text:p>0</text:p>
          </table:table-cell>
          <table:table-cell table:formula="oooc:=IF([.$C25]=[.K$1];[.$D25];0)" office:value-type="float" office:value="0">
            <text:p>0</text:p>
          </table:table-cell>
          <table:table-cell table:formula="oooc:=IF([.$C25]=[.L$1];[.$D25];0)" office:value-type="float" office:value="0.045">
            <text:p>0.05</text:p>
          </table:table-cell>
          <table:table-cell table:formula="oooc:=IF([.$C25]=[.M$1];[.$D25];0)" office:value-type="float" office:value="0">
            <text:p>0</text:p>
          </table:table-cell>
          <table:table-cell table:formula="oooc:=IF([.$C25]=[.N$1];[.$D25];0)" office:value-type="float" office:value="0">
            <text:p>0</text:p>
          </table:table-cell>
          <table:table-cell table:formula="oooc:=IF([.$C25]=[.O$1];[.$D25];0)" office:value-type="float" office:value="0">
            <text:p>0</text:p>
          </table:table-cell>
          <table:table-cell table:formula="oooc:=IF([.$C25]=[.P$1];[.$D25];0)" office:value-type="float" office:value="0">
            <text:p>0</text:p>
          </table:table-cell>
          <table:table-cell table:formula="oooc:=IF([.$C25]=[.Q$1];[.$D2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EAV</text:span><text:span text:style-name="T5">DD</text:span></text:p>
          </table:table-cell>
          <table:table-cell office:value-type="float" office:value="1.5">
            <text:p>1.5</text:p>
          </table:table-cell>
          <table:table-cell table:formula="oooc:=[.C26]*[.F26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6]=[.H$1];[.$D26];0)" office:value-type="float" office:value="0">
            <text:p>0</text:p>
          </table:table-cell>
          <table:table-cell table:formula="oooc:=IF([.$C26]=[.I$1];[.$D26];0)" office:value-type="float" office:value="0">
            <text:p>0</text:p>
          </table:table-cell>
          <table:table-cell table:formula="oooc:=IF([.$C26]=[.J$1];[.$D26];0)" office:value-type="float" office:value="0">
            <text:p>0</text:p>
          </table:table-cell>
          <table:table-cell table:formula="oooc:=IF([.$C26]=[.K$1];[.$D26];0)" office:value-type="float" office:value="0">
            <text:p>0</text:p>
          </table:table-cell>
          <table:table-cell table:formula="oooc:=IF([.$C26]=[.L$1];[.$D26];0)" office:value-type="float" office:value="0.045">
            <text:p>0.05</text:p>
          </table:table-cell>
          <table:table-cell table:formula="oooc:=IF([.$C26]=[.M$1];[.$D26];0)" office:value-type="float" office:value="0">
            <text:p>0</text:p>
          </table:table-cell>
          <table:table-cell table:formula="oooc:=IF([.$C26]=[.N$1];[.$D26];0)" office:value-type="float" office:value="0">
            <text:p>0</text:p>
          </table:table-cell>
          <table:table-cell table:formula="oooc:=IF([.$C26]=[.O$1];[.$D26];0)" office:value-type="float" office:value="0">
            <text:p>0</text:p>
          </table:table-cell>
          <table:table-cell table:formula="oooc:=IF([.$C26]=[.P$1];[.$D26];0)" office:value-type="float" office:value="0">
            <text:p>0</text:p>
          </table:table-cell>
          <table:table-cell table:formula="oooc:=IF([.$C26]=[.Q$1];[.$D2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<text:span text:style-name="T4">UnAV</text:span><text:span text:style-name="T5">DD</text:span></text:p>
          </table:table-cell>
          <table:table-cell office:value-type="float" office:value="3.3">
            <text:p>3.3</text:p>
          </table:table-cell>
          <table:table-cell table:formula="oooc:=[.C27]*[.F27]" office:value-type="float" office:value="0.363">
            <text:p>0.36</text:p>
          </table:table-cell>
          <table:table-cell office:value-type="float" office:value="0.09">
            <text:p>0.090</text:p>
          </table:table-cell>
          <table:table-cell office:value-type="float" office:value="0.11">
            <text:p>0.110</text:p>
          </table:table-cell>
          <table:table-cell/>
          <table:table-cell table:formula="oooc:=IF([.$C27]=[.H$1];[.$D27];0)" office:value-type="float" office:value="0">
            <text:p>0</text:p>
          </table:table-cell>
          <table:table-cell table:formula="oooc:=IF([.$C27]=[.I$1];[.$D27];0)" office:value-type="float" office:value="0">
            <text:p>0</text:p>
          </table:table-cell>
          <table:table-cell table:formula="oooc:=IF([.$C27]=[.J$1];[.$D27];0)" office:value-type="float" office:value="0">
            <text:p>0</text:p>
          </table:table-cell>
          <table:table-cell table:formula="oooc:=IF([.$C27]=[.K$1];[.$D27];0)" office:value-type="float" office:value="0">
            <text:p>0</text:p>
          </table:table-cell>
          <table:table-cell table:formula="oooc:=IF([.$C27]=[.L$1];[.$D27];0)" office:value-type="float" office:value="0">
            <text:p>0</text:p>
          </table:table-cell>
          <table:table-cell table:formula="oooc:=IF([.$C27]=[.M$1];[.$D27];0)" office:value-type="float" office:value="0">
            <text:p>0</text:p>
          </table:table-cell>
          <table:table-cell table:formula="oooc:=IF([.$C27]=[.N$1];[.$D27];0)" office:value-type="float" office:value="0">
            <text:p>0</text:p>
          </table:table-cell>
          <table:table-cell table:formula="oooc:=IF([.$C27]=[.O$1];[.$D27];0)" office:value-type="float" office:value="0.363">
            <text:p>0.36</text:p>
          </table:table-cell>
          <table:table-cell table:formula="oooc:=IF([.$C27]=[.P$1];[.$D27];0)" office:value-type="float" office:value="0">
            <text:p>0</text:p>
          </table:table-cell>
          <table:table-cell table:formula="oooc:=IF([.$C27]=[.Q$1];[.$D2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21:.D27])" office:value-type="float" office:value="6.549">
            <text:p>6.55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</text:p>
          </table:table-cell>
          <table:table-cell office:value-type="string">
            <text:p>SN74AHC1G125DCKT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33]*[.F33]" office:value-type="float" office:value="0.0264">
            <text:p>0.03</text:p>
          </table:table-cell>
          <table:table-cell/>
          <table:table-cell office:value-type="float" office:value="0.008">
            <text:p>0.008</text:p>
          </table:table-cell>
          <table:table-cell/>
          <table:table-cell table:formula="oooc:=IF([.$C33]=[.H$1];[.$D33];0)" office:value-type="float" office:value="0">
            <text:p>0</text:p>
          </table:table-cell>
          <table:table-cell table:formula="oooc:=IF([.$C33]=[.I$1];[.$D33];0)" office:value-type="float" office:value="0">
            <text:p>0</text:p>
          </table:table-cell>
          <table:table-cell table:formula="oooc:=IF([.$C33]=[.J$1];[.$D33];0)" office:value-type="float" office:value="0">
            <text:p>0</text:p>
          </table:table-cell>
          <table:table-cell table:formula="oooc:=IF([.$C33]=[.K$1];[.$D33];0)" office:value-type="float" office:value="0">
            <text:p>0</text:p>
          </table:table-cell>
          <table:table-cell table:formula="oooc:=IF([.$C33]=[.L$1];[.$D33];0)" office:value-type="float" office:value="0">
            <text:p>0</text:p>
          </table:table-cell>
          <table:table-cell table:formula="oooc:=IF([.$C33]=[.M$1];[.$D33];0)" office:value-type="float" office:value="0">
            <text:p>0</text:p>
          </table:table-cell>
          <table:table-cell table:formula="oooc:=IF([.$C33]=[.N$1];[.$D33];0)" office:value-type="float" office:value="0">
            <text:p>0</text:p>
          </table:table-cell>
          <table:table-cell table:formula="oooc:=IF([.$C33]=[.O$1];[.$D33];0)" office:value-type="float" office:value="0.0264">
            <text:p>0.03</text:p>
          </table:table-cell>
          <table:table-cell table:formula="oooc:=IF([.$C33]=[.P$1];[.$D33];0)" office:value-type="float" office:value="0">
            <text:p>0</text:p>
          </table:table-cell>
          <table:table-cell table:formula="oooc:=IF([.$C33]=[.Q$1];[.$D33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-5</text:p>
          </table:table-cell>
          <table:table-cell office:value-type="string">
            <text:p>ADCMP605BCPZ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-7</text:p>
          </table:table-cell>
          <table:table-cell office:value-type="string">
            <text:p>MAX3370EXK-T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41]*[.F41]" office:value-type="float" office:value="0.00066">
            <text:p>0</text:p>
          </table:table-cell>
          <table:table-cell/>
          <table:table-cell table:formula="oooc:=[.F40]*0.0001" office:value-type="float" office:value="0.0002">
            <text:p>0.000</text:p>
          </table:table-cell>
          <table:table-cell/>
          <table:table-cell table:formula="oooc:=IF([.$C41]=[.H$1];[.$D41];0)" office:value-type="float" office:value="0">
            <text:p>0</text:p>
          </table:table-cell>
          <table:table-cell table:formula="oooc:=IF([.$C41]=[.I$1];[.$D41];0)" office:value-type="float" office:value="0">
            <text:p>0</text:p>
          </table:table-cell>
          <table:table-cell table:formula="oooc:=IF([.$C41]=[.J$1];[.$D41];0)" office:value-type="float" office:value="0">
            <text:p>0</text:p>
          </table:table-cell>
          <table:table-cell table:formula="oooc:=IF([.$C41]=[.K$1];[.$D41];0)" office:value-type="float" office:value="0">
            <text:p>0</text:p>
          </table:table-cell>
          <table:table-cell table:formula="oooc:=IF([.$C41]=[.L$1];[.$D41];0)" office:value-type="float" office:value="0">
            <text:p>0</text:p>
          </table:table-cell>
          <table:table-cell table:formula="oooc:=IF([.$C41]=[.M$1];[.$D41];0)" office:value-type="float" office:value="0">
            <text:p>0</text:p>
          </table:table-cell>
          <table:table-cell table:formula="oooc:=IF([.$C41]=[.N$1];[.$D41];0)" office:value-type="float" office:value="0">
            <text:p>0</text:p>
          </table:table-cell>
          <table:table-cell table:formula="oooc:=IF([.$C41]=[.O$1];[.$D41];0)" office:value-type="float" office:value="0.00066">
            <text:p>0</text:p>
          </table:table-cell>
          <table:table-cell table:formula="oooc:=IF([.$C41]=[.P$1];[.$D41];0)" office:value-type="float" office:value="0">
            <text:p>0</text:p>
          </table:table-cell>
          <table:table-cell table:formula="oooc:=IF([.$C41]=[.Q$1];[.$D4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2.5">
            <text:p>2.5</text:p>
          </table:table-cell>
          <table:table-cell table:formula="oooc:=[.C42]*[.F42]" office:value-type="float" office:value="0.00000005">
            <text:p>0</text:p>
          </table:table-cell>
          <table:table-cell/>
          <table:table-cell table:formula="oooc:=[.F41]*0.0001" office:value-type="float" office:value="0.00000002">
            <text:p>0.000</text:p>
          </table:table-cell>
          <table:table-cell/>
          <table:table-cell table:formula="oooc:=IF([.$C42]=[.H$1];[.$D42];0)" office:value-type="float" office:value="0">
            <text:p>0</text:p>
          </table:table-cell>
          <table:table-cell table:formula="oooc:=IF([.$C42]=[.I$1];[.$D42];0)" office:value-type="float" office:value="0">
            <text:p>0</text:p>
          </table:table-cell>
          <table:table-cell table:formula="oooc:=IF([.$C42]=[.J$1];[.$D42];0)" office:value-type="float" office:value="0">
            <text:p>0</text:p>
          </table:table-cell>
          <table:table-cell table:formula="oooc:=IF([.$C42]=[.K$1];[.$D42];0)" office:value-type="float" office:value="0">
            <text:p>0</text:p>
          </table:table-cell>
          <table:table-cell table:formula="oooc:=IF([.$C42]=[.L$1];[.$D42];0)" office:value-type="float" office:value="0">
            <text:p>0</text:p>
          </table:table-cell>
          <table:table-cell table:formula="oooc:=IF([.$C42]=[.M$1];[.$D42];0)" office:value-type="float" office:value="0">
            <text:p>0</text:p>
          </table:table-cell>
          <table:table-cell table:formula="oooc:=IF([.$C42]=[.N$1];[.$D42];0)" office:value-type="float" office:value="0.00000005">
            <text:p>0</text:p>
          </table:table-cell>
          <table:table-cell table:formula="oooc:=IF([.$C42]=[.O$1];[.$D42];0)" office:value-type="float" office:value="0">
            <text:p>0</text:p>
          </table:table-cell>
          <table:table-cell table:formula="oooc:=IF([.$C42]=[.P$1];[.$D42];0)" office:value-type="float" office:value="0">
            <text:p>0</text:p>
          </table:table-cell>
          <table:table-cell table:formula="oooc:=IF([.$C42]=[.Q$1];[.$D4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L</text:p>
          </table:table-cell>
          <table:table-cell office:value-type="float" office:value="1.8">
            <text:p>1.8</text:p>
          </table:table-cell>
          <table:table-cell table:formula="oooc:=[.C43]*[.F43]" office:value-type="float" office:value="0.0000000000036">
            <text:p>0</text:p>
          </table:table-cell>
          <table:table-cell/>
          <table:table-cell table:formula="oooc:=[.F42]*0.0001" office:value-type="float" office:value="0.000000000002">
            <text:p>0.000</text:p>
          </table:table-cell>
          <table:table-cell/>
          <table:table-cell table:formula="oooc:=IF([.$C43]=[.H$1];[.$D43];0)" office:value-type="float" office:value="0">
            <text:p>0</text:p>
          </table:table-cell>
          <table:table-cell table:formula="oooc:=IF([.$C43]=[.I$1];[.$D43];0)" office:value-type="float" office:value="0">
            <text:p>0</text:p>
          </table:table-cell>
          <table:table-cell table:formula="oooc:=IF([.$C43]=[.J$1];[.$D43];0)" office:value-type="float" office:value="0">
            <text:p>0</text:p>
          </table:table-cell>
          <table:table-cell table:formula="oooc:=IF([.$C43]=[.K$1];[.$D43];0)" office:value-type="float" office:value="0">
            <text:p>0</text:p>
          </table:table-cell>
          <table:table-cell table:formula="oooc:=IF([.$C43]=[.L$1];[.$D43];0)" office:value-type="float" office:value="0">
            <text:p>0</text:p>
          </table:table-cell>
          <table:table-cell table:formula="oooc:=IF([.$C43]=[.M$1];[.$D43];0)" office:value-type="float" office:value="0.0000000000036">
            <text:p>0</text:p>
          </table:table-cell>
          <table:table-cell table:formula="oooc:=IF([.$C43]=[.N$1];[.$D43];0)" office:value-type="float" office:value="0">
            <text:p>0</text:p>
          </table:table-cell>
          <table:table-cell table:formula="oooc:=IF([.$C43]=[.O$1];[.$D43];0)" office:value-type="float" office:value="0">
            <text:p>0</text:p>
          </table:table-cell>
          <table:table-cell table:formula="oooc:=IF([.$C43]=[.P$1];[.$D43];0)" office:value-type="float" office:value="0">
            <text:p>0</text:p>
          </table:table-cell>
          <table:table-cell table:formula="oooc:=IF([.$C43]=[.Q$1];[.$D4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8,U26</text:p>
          </table:table-cell>
          <table:table-cell office:value-type="string">
            <text:p>SY89832UMI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46]*[.F46]" office:value-type="float" office:value="0.5">
            <text:p>0.5</text:p>
          </table:table-cell>
          <table:table-cell/>
          <table:table-cell table:formula="oooc:=[.F45]*0.1" office:value-type="float" office:value="0.2">
            <text:p>0.200</text:p>
          </table:table-cell>
          <table:table-cell/>
          <table:table-cell table:formula="oooc:=IF([.$C46]=[.H$1];[.$D46];0)" office:value-type="float" office:value="0">
            <text:p>0</text:p>
          </table:table-cell>
          <table:table-cell table:formula="oooc:=IF([.$C46]=[.I$1];[.$D46];0)" office:value-type="float" office:value="0">
            <text:p>0</text:p>
          </table:table-cell>
          <table:table-cell table:formula="oooc:=IF([.$C46]=[.J$1];[.$D46];0)" office:value-type="float" office:value="0">
            <text:p>0</text:p>
          </table:table-cell>
          <table:table-cell table:formula="oooc:=IF([.$C46]=[.K$1];[.$D46];0)" office:value-type="float" office:value="0">
            <text:p>0</text:p>
          </table:table-cell>
          <table:table-cell table:formula="oooc:=IF([.$C46]=[.L$1];[.$D46];0)" office:value-type="float" office:value="0">
            <text:p>0</text:p>
          </table:table-cell>
          <table:table-cell table:formula="oooc:=IF([.$C46]=[.M$1];[.$D46];0)" office:value-type="float" office:value="0">
            <text:p>0</text:p>
          </table:table-cell>
          <table:table-cell table:formula="oooc:=IF([.$C46]=[.N$1];[.$D46];0)" office:value-type="float" office:value="0.5">
            <text:p>0.5</text:p>
          </table:table-cell>
          <table:table-cell table:formula="oooc:=IF([.$C46]=[.O$1];[.$D46];0)" office:value-type="float" office:value="0">
            <text:p>0</text:p>
          </table:table-cell>
          <table:table-cell table:formula="oooc:=IF([.$C46]=[.P$1];[.$D46];0)" office:value-type="float" office:value="0">
            <text:p>0</text:p>
          </table:table-cell>
          <table:table-cell table:formula="oooc:=IF([.$C46]=[.Q$1];[.$D4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9</text:p>
          </table:table-cell>
          <table:table-cell office:value-type="string">
            <text:p>CY22381FXI_0211P2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50]*[.F50]" office:value-type="float" office:value="0.231">
            <text:p>0.23</text:p>
          </table:table-cell>
          <table:table-cell/>
          <table:table-cell office:value-type="float" office:value="0.07">
            <text:p>0.070</text:p>
          </table:table-cell>
          <table:table-cell/>
          <table:table-cell table:formula="oooc:=IF([.$C50]=[.H$1];[.$D50];0)" office:value-type="float" office:value="0">
            <text:p>0</text:p>
          </table:table-cell>
          <table:table-cell table:formula="oooc:=IF([.$C50]=[.I$1];[.$D50];0)" office:value-type="float" office:value="0">
            <text:p>0</text:p>
          </table:table-cell>
          <table:table-cell table:formula="oooc:=IF([.$C50]=[.J$1];[.$D50];0)" office:value-type="float" office:value="0">
            <text:p>0</text:p>
          </table:table-cell>
          <table:table-cell table:formula="oooc:=IF([.$C50]=[.K$1];[.$D50];0)" office:value-type="float" office:value="0">
            <text:p>0</text:p>
          </table:table-cell>
          <table:table-cell table:formula="oooc:=IF([.$C50]=[.L$1];[.$D50];0)" office:value-type="float" office:value="0">
            <text:p>0</text:p>
          </table:table-cell>
          <table:table-cell table:formula="oooc:=IF([.$C50]=[.M$1];[.$D50];0)" office:value-type="float" office:value="0">
            <text:p>0</text:p>
          </table:table-cell>
          <table:table-cell table:formula="oooc:=IF([.$C50]=[.N$1];[.$D50];0)" office:value-type="float" office:value="0">
            <text:p>0</text:p>
          </table:table-cell>
          <table:table-cell table:formula="oooc:=IF([.$C50]=[.O$1];[.$D50];0)" office:value-type="float" office:value="0.231">
            <text:p>0.23</text:p>
          </table:table-cell>
          <table:table-cell table:formula="oooc:=IF([.$C50]=[.P$1];[.$D50];0)" office:value-type="float" office:value="0">
            <text:p>0</text:p>
          </table:table-cell>
          <table:table-cell table:formula="oooc:=IF([.$C50]=[.Q$1];[.$D5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10-14</text:p>
          </table:table-cell>
          <table:table-cell office:value-type="string">
            <text:p>74AVCH4T245DGVRE4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54]*[.F54]" office:value-type="float" office:value="0.528">
            <text:p>0.53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4]=[.H$1];[.$D54];0)" office:value-type="float" office:value="0">
            <text:p>0</text:p>
          </table:table-cell>
          <table:table-cell table:formula="oooc:=IF([.$C54]=[.I$1];[.$D54];0)" office:value-type="float" office:value="0">
            <text:p>0</text:p>
          </table:table-cell>
          <table:table-cell table:formula="oooc:=IF([.$C54]=[.J$1];[.$D54];0)" office:value-type="float" office:value="0">
            <text:p>0</text:p>
          </table:table-cell>
          <table:table-cell table:formula="oooc:=IF([.$C54]=[.K$1];[.$D54];0)" office:value-type="float" office:value="0">
            <text:p>0</text:p>
          </table:table-cell>
          <table:table-cell table:formula="oooc:=IF([.$C54]=[.L$1];[.$D54];0)" office:value-type="float" office:value="0">
            <text:p>0</text:p>
          </table:table-cell>
          <table:table-cell table:formula="oooc:=IF([.$C54]=[.M$1];[.$D54];0)" office:value-type="float" office:value="0">
            <text:p>0</text:p>
          </table:table-cell>
          <table:table-cell table:formula="oooc:=IF([.$C54]=[.N$1];[.$D54];0)" office:value-type="float" office:value="0">
            <text:p>0</text:p>
          </table:table-cell>
          <table:table-cell table:formula="oooc:=IF([.$C54]=[.O$1];[.$D54];0)" office:value-type="float" office:value="0.528">
            <text:p>0.53</text:p>
          </table:table-cell>
          <table:table-cell table:formula="oooc:=IF([.$C54]=[.P$1];[.$D54];0)" office:value-type="float" office:value="0">
            <text:p>0</text:p>
          </table:table-cell>
          <table:table-cell table:formula="oooc:=IF([.$C54]=[.Q$1];[.$D5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55]*[.F55]" office:value-type="float" office:value="0.4">
            <text:p>0.4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5]=[.H$1];[.$D55];0)" office:value-type="float" office:value="0">
            <text:p>0</text:p>
          </table:table-cell>
          <table:table-cell table:formula="oooc:=IF([.$C55]=[.I$1];[.$D55];0)" office:value-type="float" office:value="0">
            <text:p>0</text:p>
          </table:table-cell>
          <table:table-cell table:formula="oooc:=IF([.$C55]=[.J$1];[.$D55];0)" office:value-type="float" office:value="0">
            <text:p>0</text:p>
          </table:table-cell>
          <table:table-cell table:formula="oooc:=IF([.$C55]=[.K$1];[.$D55];0)" office:value-type="float" office:value="0">
            <text:p>0</text:p>
          </table:table-cell>
          <table:table-cell table:formula="oooc:=IF([.$C55]=[.L$1];[.$D55];0)" office:value-type="float" office:value="0">
            <text:p>0</text:p>
          </table:table-cell>
          <table:table-cell table:formula="oooc:=IF([.$C55]=[.M$1];[.$D55];0)" office:value-type="float" office:value="0">
            <text:p>0</text:p>
          </table:table-cell>
          <table:table-cell table:formula="oooc:=IF([.$C55]=[.N$1];[.$D55];0)" office:value-type="float" office:value="0.4">
            <text:p>0.4</text:p>
          </table:table-cell>
          <table:table-cell table:formula="oooc:=IF([.$C55]=[.O$1];[.$D55];0)" office:value-type="float" office:value="0">
            <text:p>0</text:p>
          </table:table-cell>
          <table:table-cell table:formula="oooc:=IF([.$C55]=[.P$1];[.$D55];0)" office:value-type="float" office:value="0">
            <text:p>0</text:p>
          </table:table-cell>
          <table:table-cell table:formula="oooc:=IF([.$C55]=[.Q$1];[.$D5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56]*[.F56]" office:value-type="float" office:value="0.288">
            <text:p>0.29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6]=[.H$1];[.$D56];0)" office:value-type="float" office:value="0">
            <text:p>0</text:p>
          </table:table-cell>
          <table:table-cell table:formula="oooc:=IF([.$C56]=[.I$1];[.$D56];0)" office:value-type="float" office:value="0">
            <text:p>0</text:p>
          </table:table-cell>
          <table:table-cell table:formula="oooc:=IF([.$C56]=[.J$1];[.$D56];0)" office:value-type="float" office:value="0">
            <text:p>0</text:p>
          </table:table-cell>
          <table:table-cell table:formula="oooc:=IF([.$C56]=[.K$1];[.$D56];0)" office:value-type="float" office:value="0">
            <text:p>0</text:p>
          </table:table-cell>
          <table:table-cell table:formula="oooc:=IF([.$C56]=[.L$1];[.$D56];0)" office:value-type="float" office:value="0">
            <text:p>0</text:p>
          </table:table-cell>
          <table:table-cell table:formula="oooc:=IF([.$C56]=[.M$1];[.$D56];0)" office:value-type="float" office:value="0.288">
            <text:p>0.29</text:p>
          </table:table-cell>
          <table:table-cell table:formula="oooc:=IF([.$C56]=[.N$1];[.$D56];0)" office:value-type="float" office:value="0">
            <text:p>0</text:p>
          </table:table-cell>
          <table:table-cell table:formula="oooc:=IF([.$C56]=[.O$1];[.$D56];0)" office:value-type="float" office:value="0">
            <text:p>0</text:p>
          </table:table-cell>
          <table:table-cell table:formula="oooc:=IF([.$C56]=[.P$1];[.$D56];0)" office:value-type="float" office:value="0">
            <text:p>0</text:p>
          </table:table-cell>
          <table:table-cell table:formula="oooc:=IF([.$C56]=[.Q$1];[.$D5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7,U63</text:p>
          </table:table-cell>
          <table:table-cell office:value-type="string">
            <text:p>K7S3218T4C-FC40</text:p>
          </table:table-cell>
          <table:table-cell office:value-type="string">
            <text:p>SAMSUNG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.8">
            <text:p>1.8</text:p>
          </table:table-cell>
          <table:table-cell table:formula="oooc:=[.C59]*[.F59]" office:value-type="float" office:value="3.06">
            <text:p>3.06</text:p>
          </table:table-cell>
          <table:table-cell/>
          <table:table-cell table:formula="oooc:=[.F58]*0.85" office:value-type="float" office:value="1.7">
            <text:p>1.700</text:p>
          </table:table-cell>
          <table:table-cell/>
          <table:table-cell table:formula="oooc:=IF([.$C59]=[.H$1];[.$D59];0)" office:value-type="float" office:value="0">
            <text:p>0</text:p>
          </table:table-cell>
          <table:table-cell table:formula="oooc:=IF([.$C59]=[.I$1];[.$D59];0)" office:value-type="float" office:value="0">
            <text:p>0</text:p>
          </table:table-cell>
          <table:table-cell table:formula="oooc:=IF([.$C59]=[.J$1];[.$D59];0)" office:value-type="float" office:value="0">
            <text:p>0</text:p>
          </table:table-cell>
          <table:table-cell table:formula="oooc:=IF([.$C59]=[.K$1];[.$D59];0)" office:value-type="float" office:value="0">
            <text:p>0</text:p>
          </table:table-cell>
          <table:table-cell table:formula="oooc:=IF([.$C59]=[.L$1];[.$D59];0)" office:value-type="float" office:value="0">
            <text:p>0</text:p>
          </table:table-cell>
          <table:table-cell table:formula="oooc:=IF([.$C59]=[.M$1];[.$D59];0)" office:value-type="float" office:value="3.06">
            <text:p>3.06</text:p>
          </table:table-cell>
          <table:table-cell table:formula="oooc:=IF([.$C59]=[.N$1];[.$D59];0)" office:value-type="float" office:value="0">
            <text:p>0</text:p>
          </table:table-cell>
          <table:table-cell table:formula="oooc:=IF([.$C59]=[.O$1];[.$D59];0)" office:value-type="float" office:value="0">
            <text:p>0</text:p>
          </table:table-cell>
          <table:table-cell table:formula="oooc:=IF([.$C59]=[.P$1];[.$D59];0)" office:value-type="float" office:value="0">
            <text:p>0</text:p>
          </table:table-cell>
          <table:table-cell table:formula="oooc:=IF([.$C59]=[.Q$1];[.$D5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DDQ</text:p>
          </table:table-cell>
          <table:table-cell office:value-type="float" office:value="1.5">
            <text:p>1.5</text:p>
          </table:table-cell>
          <table:table-cell table:formula="oooc:=[.C60]*[.F60]" office:value-type="float" office:value="1.71">
            <text:p>1.71</text:p>
          </table:table-cell>
          <table:table-cell/>
          <table:table-cell table:formula="oooc:=[.F58]*(2*18+21)*(0.5/50)" office:value-type="float" office:value="1.14">
            <text:p>1.140</text:p>
          </table:table-cell>
          <table:table-cell/>
          <table:table-cell table:formula="oooc:=IF([.$C60]=[.H$1];[.$D60];0)" office:value-type="float" office:value="0">
            <text:p>0</text:p>
          </table:table-cell>
          <table:table-cell table:formula="oooc:=IF([.$C60]=[.I$1];[.$D60];0)" office:value-type="float" office:value="0">
            <text:p>0</text:p>
          </table:table-cell>
          <table:table-cell table:formula="oooc:=IF([.$C60]=[.J$1];[.$D60];0)" office:value-type="float" office:value="0">
            <text:p>0</text:p>
          </table:table-cell>
          <table:table-cell table:formula="oooc:=IF([.$C60]=[.K$1];[.$D60];0)" office:value-type="float" office:value="0">
            <text:p>0</text:p>
          </table:table-cell>
          <table:table-cell table:formula="oooc:=IF([.$C60]=[.L$1];[.$D60];0)" office:value-type="float" office:value="1.71">
            <text:p>1.71</text:p>
          </table:table-cell>
          <table:table-cell table:formula="oooc:=IF([.$C60]=[.M$1];[.$D60];0)" office:value-type="float" office:value="0">
            <text:p>0</text:p>
          </table:table-cell>
          <table:table-cell table:formula="oooc:=IF([.$C60]=[.N$1];[.$D60];0)" office:value-type="float" office:value="0">
            <text:p>0</text:p>
          </table:table-cell>
          <table:table-cell table:formula="oooc:=IF([.$C60]=[.O$1];[.$D60];0)" office:value-type="float" office:value="0">
            <text:p>0</text:p>
          </table:table-cell>
          <table:table-cell table:formula="oooc:=IF([.$C60]=[.P$1];[.$D60];0)" office:value-type="float" office:value="0">
            <text:p>0</text:p>
          </table:table-cell>
          <table:table-cell table:formula="oooc:=IF([.$C60]=[.Q$1];[.$D6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TT</text:p>
          </table:table-cell>
          <table:table-cell office:value-type="float" office:value="0.75">
            <text:p>0.75</text:p>
          </table:table-cell>
          <table:table-cell table:formula="oooc:=[.C61]*[.F61]" office:value-type="float" office:value="0.855">
            <text:p>0.86</text:p>
          </table:table-cell>
          <table:table-cell/>
          <table:table-cell table:formula="oooc:=[.F60]" office:value-type="float" office:value="1.14">
            <text:p>1.140</text:p>
          </table:table-cell>
          <table:table-cell/>
          <table:table-cell table:formula="oooc:=IF([.$C61]=[.H$1];[.$D61];0)" office:value-type="float" office:value="0.855">
            <text:p>0.86</text:p>
          </table:table-cell>
          <table:table-cell table:formula="oooc:=IF([.$C61]=[.I$1];[.$D61];0)" office:value-type="float" office:value="0">
            <text:p>0</text:p>
          </table:table-cell>
          <table:table-cell table:formula="oooc:=IF([.$C61]=[.J$1];[.$D61];0)" office:value-type="float" office:value="0">
            <text:p>0</text:p>
          </table:table-cell>
          <table:table-cell table:formula="oooc:=IF([.$C61]=[.K$1];[.$D61];0)" office:value-type="float" office:value="0">
            <text:p>0</text:p>
          </table:table-cell>
          <table:table-cell table:formula="oooc:=IF([.$C61]=[.L$1];[.$D61];0)" office:value-type="float" office:value="0">
            <text:p>0</text:p>
          </table:table-cell>
          <table:table-cell table:formula="oooc:=IF([.$C61]=[.M$1];[.$D61];0)" office:value-type="float" office:value="0">
            <text:p>0</text:p>
          </table:table-cell>
          <table:table-cell table:formula="oooc:=IF([.$C61]=[.N$1];[.$D61];0)" office:value-type="float" office:value="0">
            <text:p>0</text:p>
          </table:table-cell>
          <table:table-cell table:formula="oooc:=IF([.$C61]=[.O$1];[.$D61];0)" office:value-type="float" office:value="0">
            <text:p>0</text:p>
          </table:table-cell>
          <table:table-cell table:formula="oooc:=IF([.$C61]=[.P$1];[.$D61];0)" office:value-type="float" office:value="0">
            <text:p>0</text:p>
          </table:table-cell>
          <table:table-cell table:formula="oooc:=IF([.$C61]=[.Q$1];[.$D6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8-19,U28-29</text:p>
          </table:table-cell>
          <table:table-cell office:value-type="string">
            <text:p>TPS2031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(Optical Modules)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N1,2</text:p>
          </table:table-cell>
          <table:table-cell office:value-type="float" office:value="3.3">
            <text:p>3.3</text:p>
          </table:table-cell>
          <table:table-cell table:formula="oooc:=[.C64]*[.F64]" office:value-type="float" office:value="1.32">
            <text:p>1.32</text:p>
          </table:table-cell>
          <table:table-cell/>
          <table:table-cell table:formula="oooc:=[.F63]*0.1" office:value-type="float" office:value="0.4">
            <text:p>0.400</text:p>
          </table:table-cell>
          <table:table-cell/>
          <table:table-cell table:formula="oooc:=IF([.$C64]=[.H$1];[.$D64];0)" office:value-type="float" office:value="0">
            <text:p>0</text:p>
          </table:table-cell>
          <table:table-cell table:formula="oooc:=IF([.$C64]=[.I$1];[.$D64];0)" office:value-type="float" office:value="0">
            <text:p>0</text:p>
          </table:table-cell>
          <table:table-cell table:formula="oooc:=IF([.$C64]=[.J$1];[.$D64];0)" office:value-type="float" office:value="0">
            <text:p>0</text:p>
          </table:table-cell>
          <table:table-cell table:formula="oooc:=IF([.$C64]=[.K$1];[.$D64];0)" office:value-type="float" office:value="0">
            <text:p>0</text:p>
          </table:table-cell>
          <table:table-cell table:formula="oooc:=IF([.$C64]=[.L$1];[.$D64];0)" office:value-type="float" office:value="0">
            <text:p>0</text:p>
          </table:table-cell>
          <table:table-cell table:formula="oooc:=IF([.$C64]=[.M$1];[.$D64];0)" office:value-type="float" office:value="0">
            <text:p>0</text:p>
          </table:table-cell>
          <table:table-cell table:formula="oooc:=IF([.$C64]=[.N$1];[.$D64];0)" office:value-type="float" office:value="0">
            <text:p>0</text:p>
          </table:table-cell>
          <table:table-cell table:formula="oooc:=IF([.$C64]=[.O$1];[.$D64];0)" office:value-type="float" office:value="1.32">
            <text:p>1.32</text:p>
          </table:table-cell>
          <table:table-cell table:formula="oooc:=IF([.$C64]=[.P$1];[.$D64];0)" office:value-type="float" office:value="0">
            <text:p>0</text:p>
          </table:table-cell>
          <table:table-cell table:formula="oooc:=IF([.$C64]=[.Q$1];[.$D6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0,U30,U21,U34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68]*[.F68]" office:value-type="float" office:value="0.001452">
            <text:p>0</text:p>
          </table:table-cell>
          <table:table-cell/>
          <table:table-cell table:formula="oooc:=[.F67]*2*0.000055" office:value-type="float" office:value="0.00044">
            <text:p>0.000</text:p>
          </table:table-cell>
          <table:table-cell/>
          <table:table-cell table:formula="oooc:=IF([.$C68]=[.H$1];[.$D68];0)" office:value-type="float" office:value="0">
            <text:p>0</text:p>
          </table:table-cell>
          <table:table-cell table:formula="oooc:=IF([.$C68]=[.I$1];[.$D68];0)" office:value-type="float" office:value="0">
            <text:p>0</text:p>
          </table:table-cell>
          <table:table-cell table:formula="oooc:=IF([.$C68]=[.J$1];[.$D68];0)" office:value-type="float" office:value="0">
            <text:p>0</text:p>
          </table:table-cell>
          <table:table-cell table:formula="oooc:=IF([.$C68]=[.K$1];[.$D68];0)" office:value-type="float" office:value="0">
            <text:p>0</text:p>
          </table:table-cell>
          <table:table-cell table:formula="oooc:=IF([.$C68]=[.L$1];[.$D68];0)" office:value-type="float" office:value="0">
            <text:p>0</text:p>
          </table:table-cell>
          <table:table-cell table:formula="oooc:=IF([.$C68]=[.M$1];[.$D68];0)" office:value-type="float" office:value="0">
            <text:p>0</text:p>
          </table:table-cell>
          <table:table-cell table:formula="oooc:=IF([.$C68]=[.N$1];[.$D68];0)" office:value-type="float" office:value="0">
            <text:p>0</text:p>
          </table:table-cell>
          <table:table-cell table:formula="oooc:=IF([.$C68]=[.O$1];[.$D68];0)" office:value-type="float" office:value="0.001452">
            <text:p>0</text:p>
          </table:table-cell>
          <table:table-cell table:formula="oooc:=IF([.$C68]=[.P$1];[.$D68];0)" office:value-type="float" office:value="0">
            <text:p>0</text:p>
          </table:table-cell>
          <table:table-cell table:formula="oooc:=IF([.$C68]=[.Q$1];[.$D6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2-23,U35-37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5">
            <text:p>5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72]*[.F72]" office:value-type="float" office:value="0.33">
            <text:p>0.33</text:p>
          </table:table-cell>
          <table:table-cell/>
          <table:table-cell table:formula="oooc:=[.F71]*0.02" office:value-type="float" office:value="0.1">
            <text:p>0.100</text:p>
          </table:table-cell>
          <table:table-cell/>
          <table:table-cell table:formula="oooc:=IF([.$C72]=[.H$1];[.$D72];0)" office:value-type="float" office:value="0">
            <text:p>0</text:p>
          </table:table-cell>
          <table:table-cell table:formula="oooc:=IF([.$C72]=[.I$1];[.$D72];0)" office:value-type="float" office:value="0">
            <text:p>0</text:p>
          </table:table-cell>
          <table:table-cell table:formula="oooc:=IF([.$C72]=[.J$1];[.$D72];0)" office:value-type="float" office:value="0">
            <text:p>0</text:p>
          </table:table-cell>
          <table:table-cell table:formula="oooc:=IF([.$C72]=[.K$1];[.$D72];0)" office:value-type="float" office:value="0">
            <text:p>0</text:p>
          </table:table-cell>
          <table:table-cell table:formula="oooc:=IF([.$C72]=[.L$1];[.$D72];0)" office:value-type="float" office:value="0">
            <text:p>0</text:p>
          </table:table-cell>
          <table:table-cell table:formula="oooc:=IF([.$C72]=[.M$1];[.$D72];0)" office:value-type="float" office:value="0">
            <text:p>0</text:p>
          </table:table-cell>
          <table:table-cell table:formula="oooc:=IF([.$C72]=[.N$1];[.$D72];0)" office:value-type="float" office:value="0">
            <text:p>0</text:p>
          </table:table-cell>
          <table:table-cell table:formula="oooc:=IF([.$C72]=[.O$1];[.$D72];0)" office:value-type="float" office:value="0.33">
            <text:p>0.33</text:p>
          </table:table-cell>
          <table:table-cell table:formula="oooc:=IF([.$C72]=[.P$1];[.$D72];0)" office:value-type="float" office:value="0">
            <text:p>0</text:p>
          </table:table-cell>
          <table:table-cell table:formula="oooc:=IF([.$C72]=[.Q$1];[.$D7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4</text:p>
          </table:table-cell>
          <table:table-cell office:value-type="string">
            <text:p>CY2292FZXC_0211P1</text:p>
          </table:table-cell>
          <table:table-cell office:value-type="string">
            <text:p>CYPRES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76]*[.F76]" office:value-type="float" office:value="0.2145">
            <text:p>0.21</text:p>
          </table:table-cell>
          <table:table-cell/>
          <table:table-cell table:formula="oooc:=[.F75]*0.065" office:value-type="float" office:value="0.065">
            <text:p>0.065</text:p>
          </table:table-cell>
          <table:table-cell/>
          <table:table-cell table:formula="oooc:=IF([.$C76]=[.H$1];[.$D76];0)" office:value-type="float" office:value="0">
            <text:p>0</text:p>
          </table:table-cell>
          <table:table-cell table:formula="oooc:=IF([.$C76]=[.I$1];[.$D76];0)" office:value-type="float" office:value="0">
            <text:p>0</text:p>
          </table:table-cell>
          <table:table-cell table:formula="oooc:=IF([.$C76]=[.J$1];[.$D76];0)" office:value-type="float" office:value="0">
            <text:p>0</text:p>
          </table:table-cell>
          <table:table-cell table:formula="oooc:=IF([.$C76]=[.K$1];[.$D76];0)" office:value-type="float" office:value="0">
            <text:p>0</text:p>
          </table:table-cell>
          <table:table-cell table:formula="oooc:=IF([.$C76]=[.L$1];[.$D76];0)" office:value-type="float" office:value="0">
            <text:p>0</text:p>
          </table:table-cell>
          <table:table-cell table:formula="oooc:=IF([.$C76]=[.M$1];[.$D76];0)" office:value-type="float" office:value="0">
            <text:p>0</text:p>
          </table:table-cell>
          <table:table-cell table:formula="oooc:=IF([.$C76]=[.N$1];[.$D76];0)" office:value-type="float" office:value="0">
            <text:p>0</text:p>
          </table:table-cell>
          <table:table-cell table:formula="oooc:=IF([.$C76]=[.O$1];[.$D76];0)" office:value-type="float" office:value="0.2145">
            <text:p>0.21</text:p>
          </table:table-cell>
          <table:table-cell table:formula="oooc:=IF([.$C76]=[.P$1];[.$D76];0)" office:value-type="float" office:value="0">
            <text:p>0</text:p>
          </table:table-cell>
          <table:table-cell table:formula="oooc:=IF([.$C76]=[.Q$1];[.$D7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5</text:p>
          </table:table-cell>
          <table:table-cell office:value-type="string">
            <text:p>ADR03AUJ-R2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C80]*[.F80]" office:value-type="float" office:value="0.15">
            <text:p>0.15</text:p>
          </table:table-cell>
          <table:table-cell/>
          <table:table-cell office:value-type="float" office:value="0.03">
            <text:p>0.030</text:p>
          </table:table-cell>
          <table:table-cell/>
          <table:table-cell table:formula="oooc:=IF([.$C80]=[.H$1];[.$D80];0)" office:value-type="float" office:value="0">
            <text:p>0</text:p>
          </table:table-cell>
          <table:table-cell table:formula="oooc:=IF([.$C80]=[.I$1];[.$D80];0)" office:value-type="float" office:value="0">
            <text:p>0</text:p>
          </table:table-cell>
          <table:table-cell table:formula="oooc:=IF([.$C80]=[.J$1];[.$D80];0)" office:value-type="float" office:value="0">
            <text:p>0</text:p>
          </table:table-cell>
          <table:table-cell table:formula="oooc:=IF([.$C80]=[.K$1];[.$D80];0)" office:value-type="float" office:value="0">
            <text:p>0</text:p>
          </table:table-cell>
          <table:table-cell table:formula="oooc:=IF([.$C80]=[.L$1];[.$D80];0)" office:value-type="float" office:value="0">
            <text:p>0</text:p>
          </table:table-cell>
          <table:table-cell table:formula="oooc:=IF([.$C80]=[.M$1];[.$D80];0)" office:value-type="float" office:value="0">
            <text:p>0</text:p>
          </table:table-cell>
          <table:table-cell table:formula="oooc:=IF([.$C80]=[.N$1];[.$D80];0)" office:value-type="float" office:value="0">
            <text:p>0</text:p>
          </table:table-cell>
          <table:table-cell table:formula="oooc:=IF([.$C80]=[.O$1];[.$D80];0)" office:value-type="float" office:value="0">
            <text:p>0</text:p>
          </table:table-cell>
          <table:table-cell table:formula="oooc:=IF([.$C80]=[.P$1];[.$D80];0)" office:value-type="float" office:value="0.15">
            <text:p>0.15</text:p>
          </table:table-cell>
          <table:table-cell table:formula="oooc:=IF([.$C80]=[.Q$1];[.$D8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1</text:p>
          </table:table-cell>
          <table:table-cell office:value-type="string">
            <text:p>MIC2774N-29YMS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4]*[.F84]" office:value-type="float" office:value="0.0000231">
            <text:p>0</text:p>
          </table:table-cell>
          <table:table-cell/>
          <table:table-cell table:formula="oooc:=[.F83]*0.000007" office:value-type="float" office:value="0.000007">
            <text:p>0.000</text:p>
          </table:table-cell>
          <table:table-cell/>
          <table:table-cell table:formula="oooc:=IF([.$C84]=[.H$1];[.$D84];0)" office:value-type="float" office:value="0">
            <text:p>0</text:p>
          </table:table-cell>
          <table:table-cell table:formula="oooc:=IF([.$C84]=[.I$1];[.$D84];0)" office:value-type="float" office:value="0">
            <text:p>0</text:p>
          </table:table-cell>
          <table:table-cell table:formula="oooc:=IF([.$C84]=[.J$1];[.$D84];0)" office:value-type="float" office:value="0">
            <text:p>0</text:p>
          </table:table-cell>
          <table:table-cell table:formula="oooc:=IF([.$C84]=[.K$1];[.$D84];0)" office:value-type="float" office:value="0">
            <text:p>0</text:p>
          </table:table-cell>
          <table:table-cell table:formula="oooc:=IF([.$C84]=[.L$1];[.$D84];0)" office:value-type="float" office:value="0">
            <text:p>0</text:p>
          </table:table-cell>
          <table:table-cell table:formula="oooc:=IF([.$C84]=[.M$1];[.$D84];0)" office:value-type="float" office:value="0">
            <text:p>0</text:p>
          </table:table-cell>
          <table:table-cell table:formula="oooc:=IF([.$C84]=[.N$1];[.$D84];0)" office:value-type="float" office:value="0">
            <text:p>0</text:p>
          </table:table-cell>
          <table:table-cell table:formula="oooc:=IF([.$C84]=[.O$1];[.$D84];0)" office:value-type="float" office:value="0.0000231">
            <text:p>0</text:p>
          </table:table-cell>
          <table:table-cell table:formula="oooc:=IF([.$C84]=[.P$1];[.$D84];0)" office:value-type="float" office:value="0">
            <text:p>0</text:p>
          </table:table-cell>
          <table:table-cell table:formula="oooc:=IF([.$C84]=[.Q$1];[.$D8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8-40</text:p>
          </table:table-cell>
          <table:table-cell office:value-type="string">
            <text:p>AT24C04N-10SU-1.8</text:p>
          </table:table-cell>
          <table:table-cell office:value-type="string">
            <text:p>ATMEL</text:p>
          </table:table-cell>
          <table:table-cell table:number-columns-repeated="2"/>
          <table:table-cell office:value-type="float" office:value="3">
            <text:p>3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8]*[.F88]" office:value-type="float" office:value="0.0297">
            <text:p>0.03</text:p>
          </table:table-cell>
          <table:table-cell/>
          <table:table-cell table:formula="oooc:=[.F87]*0.003" office:value-type="float" office:value="0.009">
            <text:p>0.009</text:p>
          </table:table-cell>
          <table:table-cell/>
          <table:table-cell table:formula="oooc:=IF([.$C88]=[.H$1];[.$D88];0)" office:value-type="float" office:value="0">
            <text:p>0</text:p>
          </table:table-cell>
          <table:table-cell table:formula="oooc:=IF([.$C88]=[.I$1];[.$D88];0)" office:value-type="float" office:value="0">
            <text:p>0</text:p>
          </table:table-cell>
          <table:table-cell table:formula="oooc:=IF([.$C88]=[.J$1];[.$D88];0)" office:value-type="float" office:value="0">
            <text:p>0</text:p>
          </table:table-cell>
          <table:table-cell table:formula="oooc:=IF([.$C88]=[.K$1];[.$D88];0)" office:value-type="float" office:value="0">
            <text:p>0</text:p>
          </table:table-cell>
          <table:table-cell table:formula="oooc:=IF([.$C88]=[.L$1];[.$D88];0)" office:value-type="float" office:value="0">
            <text:p>0</text:p>
          </table:table-cell>
          <table:table-cell table:formula="oooc:=IF([.$C88]=[.M$1];[.$D88];0)" office:value-type="float" office:value="0">
            <text:p>0</text:p>
          </table:table-cell>
          <table:table-cell table:formula="oooc:=IF([.$C88]=[.N$1];[.$D88];0)" office:value-type="float" office:value="0">
            <text:p>0</text:p>
          </table:table-cell>
          <table:table-cell table:formula="oooc:=IF([.$C88]=[.O$1];[.$D88];0)" office:value-type="float" office:value="0.0297">
            <text:p>0.03</text:p>
          </table:table-cell>
          <table:table-cell table:formula="oooc:=IF([.$C88]=[.P$1];[.$D88];0)" office:value-type="float" office:value="0">
            <text:p>0</text:p>
          </table:table-cell>
          <table:table-cell table:formula="oooc:=IF([.$C88]=[.Q$1];[.$D8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1</text:p>
          </table:table-cell>
          <table:table-cell office:value-type="string">
            <text:p>AD7414ARTZ-0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2]*[.F92]" office:value-type="float" office:value="0.00396">
            <text:p>0</text:p>
          </table:table-cell>
          <table:table-cell/>
          <table:table-cell table:formula="oooc:=[.F91]*0.0012" office:value-type="float" office:value="0.0012">
            <text:p>0.001</text:p>
          </table:table-cell>
          <table:table-cell/>
          <table:table-cell table:formula="oooc:=IF([.$C92]=[.H$1];[.$D92];0)" office:value-type="float" office:value="0">
            <text:p>0</text:p>
          </table:table-cell>
          <table:table-cell table:formula="oooc:=IF([.$C92]=[.I$1];[.$D92];0)" office:value-type="float" office:value="0">
            <text:p>0</text:p>
          </table:table-cell>
          <table:table-cell table:formula="oooc:=IF([.$C92]=[.J$1];[.$D92];0)" office:value-type="float" office:value="0">
            <text:p>0</text:p>
          </table:table-cell>
          <table:table-cell table:formula="oooc:=IF([.$C92]=[.K$1];[.$D92];0)" office:value-type="float" office:value="0">
            <text:p>0</text:p>
          </table:table-cell>
          <table:table-cell table:formula="oooc:=IF([.$C92]=[.L$1];[.$D92];0)" office:value-type="float" office:value="0">
            <text:p>0</text:p>
          </table:table-cell>
          <table:table-cell table:formula="oooc:=IF([.$C92]=[.M$1];[.$D92];0)" office:value-type="float" office:value="0">
            <text:p>0</text:p>
          </table:table-cell>
          <table:table-cell table:formula="oooc:=IF([.$C92]=[.N$1];[.$D92];0)" office:value-type="float" office:value="0">
            <text:p>0</text:p>
          </table:table-cell>
          <table:table-cell table:formula="oooc:=IF([.$C92]=[.O$1];[.$D92];0)" office:value-type="float" office:value="0.00396">
            <text:p>0</text:p>
          </table:table-cell>
          <table:table-cell table:formula="oooc:=IF([.$C92]=[.P$1];[.$D92];0)" office:value-type="float" office:value="0">
            <text:p>0</text:p>
          </table:table-cell>
          <table:table-cell table:formula="oooc:=IF([.$C92]=[.Q$1];[.$D9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2</text:p>
          </table:table-cell>
          <table:table-cell office:value-type="string">
            <text:p>S29GL512N11FFI010</text:p>
          </table:table-cell>
          <table:table-cell office:value-type="string">
            <text:p>SPANSION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6]*[.F96]" office:value-type="float" office:value="0.297">
            <text:p>0.3</text:p>
          </table:table-cell>
          <table:table-cell/>
          <table:table-cell table:formula="oooc:=[.F95]*0.09" office:value-type="float" office:value="0.09">
            <text:p>0.090</text:p>
          </table:table-cell>
          <table:table-cell/>
          <table:table-cell table:formula="oooc:=IF([.$C96]=[.H$1];[.$D96];0)" office:value-type="float" office:value="0">
            <text:p>0</text:p>
          </table:table-cell>
          <table:table-cell table:formula="oooc:=IF([.$C96]=[.I$1];[.$D96];0)" office:value-type="float" office:value="0">
            <text:p>0</text:p>
          </table:table-cell>
          <table:table-cell table:formula="oooc:=IF([.$C96]=[.J$1];[.$D96];0)" office:value-type="float" office:value="0">
            <text:p>0</text:p>
          </table:table-cell>
          <table:table-cell table:formula="oooc:=IF([.$C96]=[.K$1];[.$D96];0)" office:value-type="float" office:value="0">
            <text:p>0</text:p>
          </table:table-cell>
          <table:table-cell table:formula="oooc:=IF([.$C96]=[.L$1];[.$D96];0)" office:value-type="float" office:value="0">
            <text:p>0</text:p>
          </table:table-cell>
          <table:table-cell table:formula="oooc:=IF([.$C96]=[.M$1];[.$D96];0)" office:value-type="float" office:value="0">
            <text:p>0</text:p>
          </table:table-cell>
          <table:table-cell table:formula="oooc:=IF([.$C96]=[.N$1];[.$D96];0)" office:value-type="float" office:value="0">
            <text:p>0</text:p>
          </table:table-cell>
          <table:table-cell table:formula="oooc:=IF([.$C96]=[.O$1];[.$D96];0)" office:value-type="float" office:value="0.297">
            <text:p>0.3</text:p>
          </table:table-cell>
          <table:table-cell table:formula="oooc:=IF([.$C96]=[.P$1];[.$D96];0)" office:value-type="float" office:value="0">
            <text:p>0</text:p>
          </table:table-cell>
          <table:table-cell table:formula="oooc:=IF([.$C96]=[.Q$1];[.$D9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3-44</text:p>
          </table:table-cell>
          <table:table-cell office:value-type="string">
            <text:p>ICL3225EIAZ</text:p>
          </table:table-cell>
          <table:table-cell office:value-type="string">
            <text:p>INTERSI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0]*[.F100]" office:value-type="float" office:value="0.2376">
            <text:p>0.24</text:p>
          </table:table-cell>
          <table:table-cell/>
          <table:table-cell table:formula="oooc:=[.F99]*(0.001+0.035)" office:value-type="float" office:value="0.072">
            <text:p>0.072</text:p>
          </table:table-cell>
          <table:table-cell/>
          <table:table-cell table:formula="oooc:=IF([.$C100]=[.H$1];[.$D100];0)" office:value-type="float" office:value="0">
            <text:p>0</text:p>
          </table:table-cell>
          <table:table-cell table:formula="oooc:=IF([.$C100]=[.I$1];[.$D100];0)" office:value-type="float" office:value="0">
            <text:p>0</text:p>
          </table:table-cell>
          <table:table-cell table:formula="oooc:=IF([.$C100]=[.J$1];[.$D100];0)" office:value-type="float" office:value="0">
            <text:p>0</text:p>
          </table:table-cell>
          <table:table-cell table:formula="oooc:=IF([.$C100]=[.K$1];[.$D100];0)" office:value-type="float" office:value="0">
            <text:p>0</text:p>
          </table:table-cell>
          <table:table-cell table:formula="oooc:=IF([.$C100]=[.L$1];[.$D100];0)" office:value-type="float" office:value="0">
            <text:p>0</text:p>
          </table:table-cell>
          <table:table-cell table:formula="oooc:=IF([.$C100]=[.M$1];[.$D100];0)" office:value-type="float" office:value="0">
            <text:p>0</text:p>
          </table:table-cell>
          <table:table-cell table:formula="oooc:=IF([.$C100]=[.N$1];[.$D100];0)" office:value-type="float" office:value="0">
            <text:p>0</text:p>
          </table:table-cell>
          <table:table-cell table:formula="oooc:=IF([.$C100]=[.O$1];[.$D100];0)" office:value-type="float" office:value="0.2376">
            <text:p>0.24</text:p>
          </table:table-cell>
          <table:table-cell table:formula="oooc:=IF([.$C100]=[.P$1];[.$D100];0)" office:value-type="float" office:value="0">
            <text:p>0</text:p>
          </table:table-cell>
          <table:table-cell table:formula="oooc:=IF([.$C100]=[.Q$1];[.$D10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5-48</text:p>
          </table:table-cell>
          <table:table-cell office:value-type="string">
            <text:p>PI5A3157ZAEX</text:p>
          </table:table-cell>
          <table:table-cell office:value-type="string">
            <text:p>PERICO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4]*[.F104]" office:value-type="float" office:value="0.000132">
            <text:p>0</text:p>
          </table:table-cell>
          <table:table-cell/>
          <table:table-cell table:formula="oooc:=[.F103]*(0.00001)" office:value-type="float" office:value="0.00004">
            <text:p>0.000</text:p>
          </table:table-cell>
          <table:table-cell/>
          <table:table-cell table:formula="oooc:=IF([.$C104]=[.H$1];[.$D104];0)" office:value-type="float" office:value="0">
            <text:p>0</text:p>
          </table:table-cell>
          <table:table-cell table:formula="oooc:=IF([.$C104]=[.I$1];[.$D104];0)" office:value-type="float" office:value="0">
            <text:p>0</text:p>
          </table:table-cell>
          <table:table-cell table:formula="oooc:=IF([.$C104]=[.J$1];[.$D104];0)" office:value-type="float" office:value="0">
            <text:p>0</text:p>
          </table:table-cell>
          <table:table-cell table:formula="oooc:=IF([.$C104]=[.K$1];[.$D104];0)" office:value-type="float" office:value="0">
            <text:p>0</text:p>
          </table:table-cell>
          <table:table-cell table:formula="oooc:=IF([.$C104]=[.L$1];[.$D104];0)" office:value-type="float" office:value="0">
            <text:p>0</text:p>
          </table:table-cell>
          <table:table-cell table:formula="oooc:=IF([.$C104]=[.M$1];[.$D104];0)" office:value-type="float" office:value="0">
            <text:p>0</text:p>
          </table:table-cell>
          <table:table-cell table:formula="oooc:=IF([.$C104]=[.N$1];[.$D104];0)" office:value-type="float" office:value="0">
            <text:p>0</text:p>
          </table:table-cell>
          <table:table-cell table:formula="oooc:=IF([.$C104]=[.O$1];[.$D104];0)" office:value-type="float" office:value="0.000132">
            <text:p>0</text:p>
          </table:table-cell>
          <table:table-cell table:formula="oooc:=IF([.$C104]=[.P$1];[.$D104];0)" office:value-type="float" office:value="0">
            <text:p>0</text:p>
          </table:table-cell>
          <table:table-cell table:formula="oooc:=IF([.$C104]=[.Q$1];[.$D10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54</text:p>
          </table:table-cell>
          <table:table-cell office:value-type="string">
            <text:p>XC2C256_7VQ100C</text:p>
          </table:table-cell>
          <table:table-cell office:value-type="string">
            <text:p>XILINX</text:p>
          </table:table-cell>
          <table:table-cell office:value-type="string">
            <text:p>Est 100MHz</text:p>
          </table:table-cell>
          <table:table-cell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1.8">
            <text:p>1.8</text:p>
          </table:table-cell>
          <table:table-cell table:formula="oooc:=[.C108]*[.F108]" office:value-type="float" office:value="0.068724">
            <text:p>0.07</text:p>
          </table:table-cell>
          <table:table-cell/>
          <table:table-cell office:value-type="float" office:value="0.03818">
            <text:p>0.038</text:p>
          </table:table-cell>
          <table:table-cell/>
          <table:table-cell table:formula="oooc:=IF([.$C108]=[.H$1];[.$D108];0)" office:value-type="float" office:value="0">
            <text:p>0</text:p>
          </table:table-cell>
          <table:table-cell table:formula="oooc:=IF([.$C108]=[.I$1];[.$D108];0)" office:value-type="float" office:value="0">
            <text:p>0</text:p>
          </table:table-cell>
          <table:table-cell table:formula="oooc:=IF([.$C108]=[.J$1];[.$D108];0)" office:value-type="float" office:value="0">
            <text:p>0</text:p>
          </table:table-cell>
          <table:table-cell table:formula="oooc:=IF([.$C108]=[.K$1];[.$D108];0)" office:value-type="float" office:value="0">
            <text:p>0</text:p>
          </table:table-cell>
          <table:table-cell table:formula="oooc:=IF([.$C108]=[.L$1];[.$D108];0)" office:value-type="float" office:value="0">
            <text:p>0</text:p>
          </table:table-cell>
          <table:table-cell table:formula="oooc:=IF([.$C108]=[.M$1];[.$D108];0)" office:value-type="float" office:value="0.068724">
            <text:p>0.07</text:p>
          </table:table-cell>
          <table:table-cell table:formula="oooc:=IF([.$C108]=[.N$1];[.$D108];0)" office:value-type="float" office:value="0">
            <text:p>0</text:p>
          </table:table-cell>
          <table:table-cell table:formula="oooc:=IF([.$C108]=[.O$1];[.$D108];0)" office:value-type="float" office:value="0">
            <text:p>0</text:p>
          </table:table-cell>
          <table:table-cell table:formula="oooc:=IF([.$C108]=[.P$1];[.$D108];0)" office:value-type="float" office:value="0">
            <text:p>0</text:p>
          </table:table-cell>
          <table:table-cell table:formula="oooc:=IF([.$C108]=[.Q$1];[.$D10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io</text:p>
          </table:table-cell>
          <table:table-cell office:value-type="float" office:value="3.3">
            <text:p>3.3</text:p>
          </table:table-cell>
          <table:table-cell table:formula="oooc:=[.C109]*[.F109]" office:value-type="float" office:value="0.9504">
            <text:p>0.95</text:p>
          </table:table-cell>
          <table:table-cell/>
          <table:table-cell table:formula="oooc:=[.F107]*(36*0.008)" office:value-type="float" office:value="0.288">
            <text:p>0.288</text:p>
          </table:table-cell>
          <table:table-cell/>
          <table:table-cell table:formula="oooc:=IF([.$C109]=[.H$1];[.$D109];0)" office:value-type="float" office:value="0">
            <text:p>0</text:p>
          </table:table-cell>
          <table:table-cell table:formula="oooc:=IF([.$C109]=[.I$1];[.$D109];0)" office:value-type="float" office:value="0">
            <text:p>0</text:p>
          </table:table-cell>
          <table:table-cell table:formula="oooc:=IF([.$C109]=[.J$1];[.$D109];0)" office:value-type="float" office:value="0">
            <text:p>0</text:p>
          </table:table-cell>
          <table:table-cell table:formula="oooc:=IF([.$C109]=[.K$1];[.$D109];0)" office:value-type="float" office:value="0">
            <text:p>0</text:p>
          </table:table-cell>
          <table:table-cell table:formula="oooc:=IF([.$C109]=[.L$1];[.$D109];0)" office:value-type="float" office:value="0">
            <text:p>0</text:p>
          </table:table-cell>
          <table:table-cell table:formula="oooc:=IF([.$C109]=[.M$1];[.$D109];0)" office:value-type="float" office:value="0">
            <text:p>0</text:p>
          </table:table-cell>
          <table:table-cell table:formula="oooc:=IF([.$C109]=[.N$1];[.$D109];0)" office:value-type="float" office:value="0">
            <text:p>0</text:p>
          </table:table-cell>
          <table:table-cell table:formula="oooc:=IF([.$C109]=[.O$1];[.$D109];0)" office:value-type="float" office:value="0.9504">
            <text:p>0.95</text:p>
          </table:table-cell>
          <table:table-cell table:formula="oooc:=IF([.$C109]=[.P$1];[.$D109];0)" office:value-type="float" office:value="0">
            <text:p>0</text:p>
          </table:table-cell>
          <table:table-cell table:formula="oooc:=IF([.$C109]=[.Q$1];[.$D10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58</text:p>
          </table:table-cell>
          <table:table-cell office:value-type="string">
            <text:p>DP83865DVH</text:p>
          </table:table-cell>
          <table:table-cell office:value-type="string">
            <text:p>NATIONA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12]*[.F112]" office:value-type="float" office:value="0.033">
            <text:p>0.03</text:p>
          </table:table-cell>
          <table:table-cell/>
          <table:table-cell table:formula="oooc:=(0.01)" office:value-type="float" office:value="0.01">
            <text:p>0.010</text:p>
          </table:table-cell>
          <table:table-cell/>
          <table:table-cell table:formula="oooc:=IF([.$C112]=[.H$1];[.$D112];0)" office:value-type="float" office:value="0">
            <text:p>0</text:p>
          </table:table-cell>
          <table:table-cell table:formula="oooc:=IF([.$C112]=[.I$1];[.$D112];0)" office:value-type="float" office:value="0">
            <text:p>0</text:p>
          </table:table-cell>
          <table:table-cell table:formula="oooc:=IF([.$C112]=[.J$1];[.$D112];0)" office:value-type="float" office:value="0">
            <text:p>0</text:p>
          </table:table-cell>
          <table:table-cell table:formula="oooc:=IF([.$C112]=[.K$1];[.$D112];0)" office:value-type="float" office:value="0">
            <text:p>0</text:p>
          </table:table-cell>
          <table:table-cell table:formula="oooc:=IF([.$C112]=[.L$1];[.$D112];0)" office:value-type="float" office:value="0">
            <text:p>0</text:p>
          </table:table-cell>
          <table:table-cell table:formula="oooc:=IF([.$C112]=[.M$1];[.$D112];0)" office:value-type="float" office:value="0">
            <text:p>0</text:p>
          </table:table-cell>
          <table:table-cell table:formula="oooc:=IF([.$C112]=[.N$1];[.$D112];0)" office:value-type="float" office:value="0">
            <text:p>0</text:p>
          </table:table-cell>
          <table:table-cell table:formula="oooc:=IF([.$C112]=[.O$1];[.$D112];0)" office:value-type="float" office:value="0.033">
            <text:p>0.03</text:p>
          </table:table-cell>
          <table:table-cell table:formula="oooc:=IF([.$C112]=[.P$1];[.$D112];0)" office:value-type="float" office:value="0">
            <text:p>0</text:p>
          </table:table-cell>
          <table:table-cell table:formula="oooc:=IF([.$C112]=[.Q$1];[.$D1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113]*[.F113]" office:value-type="float" office:value="0.5">
            <text:p>0.5</text:p>
          </table:table-cell>
          <table:table-cell/>
          <table:table-cell table:formula="oooc:=(0.01+0.19)" office:value-type="float" office:value="0.2">
            <text:p>0.200</text:p>
          </table:table-cell>
          <table:table-cell/>
          <table:table-cell table:formula="oooc:=IF([.$C113]=[.H$1];[.$D113];0)" office:value-type="float" office:value="0">
            <text:p>0</text:p>
          </table:table-cell>
          <table:table-cell table:formula="oooc:=IF([.$C113]=[.I$1];[.$D113];0)" office:value-type="float" office:value="0">
            <text:p>0</text:p>
          </table:table-cell>
          <table:table-cell table:formula="oooc:=IF([.$C113]=[.J$1];[.$D113];0)" office:value-type="float" office:value="0">
            <text:p>0</text:p>
          </table:table-cell>
          <table:table-cell table:formula="oooc:=IF([.$C113]=[.K$1];[.$D113];0)" office:value-type="float" office:value="0">
            <text:p>0</text:p>
          </table:table-cell>
          <table:table-cell table:formula="oooc:=IF([.$C113]=[.L$1];[.$D113];0)" office:value-type="float" office:value="0">
            <text:p>0</text:p>
          </table:table-cell>
          <table:table-cell table:formula="oooc:=IF([.$C113]=[.M$1];[.$D113];0)" office:value-type="float" office:value="0">
            <text:p>0</text:p>
          </table:table-cell>
          <table:table-cell table:formula="oooc:=IF([.$C113]=[.N$1];[.$D113];0)" office:value-type="float" office:value="0.5">
            <text:p>0.5</text:p>
          </table:table-cell>
          <table:table-cell table:formula="oooc:=IF([.$C113]=[.O$1];[.$D113];0)" office:value-type="float" office:value="0">
            <text:p>0</text:p>
          </table:table-cell>
          <table:table-cell table:formula="oooc:=IF([.$C113]=[.P$1];[.$D113];0)" office:value-type="float" office:value="0">
            <text:p>0</text:p>
          </table:table-cell>
          <table:table-cell table:formula="oooc:=IF([.$C113]=[.Q$1];[.$D1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114]*[.F114]" office:value-type="float" office:value="0.774">
            <text:p>0.77</text:p>
          </table:table-cell>
          <table:table-cell/>
          <table:table-cell table:formula="oooc:=0.43" office:value-type="float" office:value="0.43">
            <text:p>0.430</text:p>
          </table:table-cell>
          <table:table-cell/>
          <table:table-cell table:formula="oooc:=IF([.$C114]=[.H$1];[.$D114];0)" office:value-type="float" office:value="0">
            <text:p>0</text:p>
          </table:table-cell>
          <table:table-cell table:formula="oooc:=IF([.$C114]=[.I$1];[.$D114];0)" office:value-type="float" office:value="0">
            <text:p>0</text:p>
          </table:table-cell>
          <table:table-cell table:formula="oooc:=IF([.$C114]=[.J$1];[.$D114];0)" office:value-type="float" office:value="0">
            <text:p>0</text:p>
          </table:table-cell>
          <table:table-cell table:formula="oooc:=IF([.$C114]=[.K$1];[.$D114];0)" office:value-type="float" office:value="0">
            <text:p>0</text:p>
          </table:table-cell>
          <table:table-cell table:formula="oooc:=IF([.$C114]=[.L$1];[.$D114];0)" office:value-type="float" office:value="0">
            <text:p>0</text:p>
          </table:table-cell>
          <table:table-cell table:formula="oooc:=IF([.$C114]=[.M$1];[.$D114];0)" office:value-type="float" office:value="0.774">
            <text:p>0.77</text:p>
          </table:table-cell>
          <table:table-cell table:formula="oooc:=IF([.$C114]=[.N$1];[.$D114];0)" office:value-type="float" office:value="0">
            <text:p>0</text:p>
          </table:table-cell>
          <table:table-cell table:formula="oooc:=IF([.$C114]=[.O$1];[.$D114];0)" office:value-type="float" office:value="0">
            <text:p>0</text:p>
          </table:table-cell>
          <table:table-cell table:formula="oooc:=IF([.$C114]=[.P$1];[.$D114];0)" office:value-type="float" office:value="0">
            <text:p>0</text:p>
          </table:table-cell>
          <table:table-cell table:formula="oooc:=IF([.$C114]=[.Q$1];[.$D1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15</text:p>
          </table:table-cell>
          <table:table-cell office:value-type="string">
            <text:p>DDR2 DIMM</text:p>
          </table:table-cell>
          <table:table-cell table:number-columns-repeated="3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17]*[.C117]" office:value-type="float" office:value="5.832">
            <text:p>5.83</text:p>
          </table:table-cell>
          <table:table-cell/>
          <table:table-cell office:value-type="float" office:value="3.24">
            <text:p>3.240</text:p>
          </table:table-cell>
          <table:table-cell/>
          <table:table-cell table:formula="oooc:=IF([.$C117]=[.H$1];[.$D117];0)" office:value-type="float" office:value="0">
            <text:p>0</text:p>
          </table:table-cell>
          <table:table-cell table:formula="oooc:=IF([.$C117]=[.I$1];[.$D117];0)" office:value-type="float" office:value="0">
            <text:p>0</text:p>
          </table:table-cell>
          <table:table-cell table:formula="oooc:=IF([.$C117]=[.J$1];[.$D117];0)" office:value-type="float" office:value="0">
            <text:p>0</text:p>
          </table:table-cell>
          <table:table-cell table:formula="oooc:=IF([.$C117]=[.K$1];[.$D117];0)" office:value-type="float" office:value="0">
            <text:p>0</text:p>
          </table:table-cell>
          <table:table-cell table:formula="oooc:=IF([.$C117]=[.L$1];[.$D117];0)" office:value-type="float" office:value="0">
            <text:p>0</text:p>
          </table:table-cell>
          <table:table-cell table:formula="oooc:=IF([.$C117]=[.M$1];[.$D117];0)" office:value-type="float" office:value="5.832">
            <text:p>5.83</text:p>
          </table:table-cell>
          <table:table-cell table:formula="oooc:=IF([.$C117]=[.N$1];[.$D117];0)" office:value-type="float" office:value="0">
            <text:p>0</text:p>
          </table:table-cell>
          <table:table-cell table:formula="oooc:=IF([.$C117]=[.O$1];[.$D117];0)" office:value-type="float" office:value="0">
            <text:p>0</text:p>
          </table:table-cell>
          <table:table-cell table:formula="oooc:=IF([.$C117]=[.P$1];[.$D117];0)" office:value-type="float" office:value="0">
            <text:p>0</text:p>
          </table:table-cell>
          <table:table-cell table:formula="oooc:=IF([.$C117]=[.Q$1];[.$D11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ooc:=[.F118]*[.C118]" office:value-type="float" office:value="1.6848">
            <text:p>1.68</text:p>
          </table:table-cell>
          <table:table-cell/>
          <table:table-cell table:formula="oooc:=[.F116]*(72*0.9/50+16*0.9/50+16*0.9/50)" office:value-type="float" office:value="1.872">
            <text:p>1.872</text:p>
          </table:table-cell>
          <table:table-cell/>
          <table:table-cell table:formula="oooc:=IF([.$C118]=[.H$1];[.$D118];0)" office:value-type="float" office:value="0">
            <text:p>0</text:p>
          </table:table-cell>
          <table:table-cell table:formula="oooc:=IF([.$C118]=[.I$1];[.$D118];0)" office:value-type="float" office:value="1.6848">
            <text:p>1.68</text:p>
          </table:table-cell>
          <table:table-cell table:formula="oooc:=IF([.$C118]=[.J$1];[.$D118];0)" office:value-type="float" office:value="0">
            <text:p>0</text:p>
          </table:table-cell>
          <table:table-cell table:formula="oooc:=IF([.$C118]=[.K$1];[.$D118];0)" office:value-type="float" office:value="0">
            <text:p>0</text:p>
          </table:table-cell>
          <table:table-cell table:formula="oooc:=IF([.$C118]=[.L$1];[.$D118];0)" office:value-type="float" office:value="0">
            <text:p>0</text:p>
          </table:table-cell>
          <table:table-cell table:formula="oooc:=IF([.$C118]=[.M$1];[.$D118];0)" office:value-type="float" office:value="0">
            <text:p>0</text:p>
          </table:table-cell>
          <table:table-cell table:formula="oooc:=IF([.$C118]=[.N$1];[.$D118];0)" office:value-type="float" office:value="0">
            <text:p>0</text:p>
          </table:table-cell>
          <table:table-cell table:formula="oooc:=IF([.$C118]=[.O$1];[.$D118];0)" office:value-type="float" office:value="0">
            <text:p>0</text:p>
          </table:table-cell>
          <table:table-cell table:formula="oooc:=IF([.$C118]=[.P$1];[.$D118];0)" office:value-type="float" office:value="0">
            <text:p>0</text:p>
          </table:table-cell>
          <table:table-cell table:formula="oooc:=IF([.$C118]=[.Q$1];[.$D11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5, P7</text:p>
          </table:table-cell>
          <table:table-cell office:value-type="string">
            <text:p>ADC's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1</text:p>
          </table:table-cell>
          <table:table-cell office:value-type="string">
            <text:p>ADM3101EACPZ-REEL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29]*[.F129]" office:value-type="float" office:value="0.0231">
            <text:p>0.02</text:p>
          </table:table-cell>
          <table:table-cell/>
          <table:table-cell office:value-type="float" office:value="0.007">
            <text:p>0.00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0</text:p>
          </table:table-cell>
          <table:table-cell office:value-type="string">
            <text:p>ROACH_AFS600</text:p>
          </table:table-cell>
          <table:table-cell office:value-type="string">
            <text:p>ACTEL</text:p>
          </table:table-cell>
          <table:table-cell/>
          <table:table-cell office:value-type="string">
            <text:p>5VAUX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3,U16,U32-33,U62</text:p>
          </table:table-cell>
          <table:table-cell office:value-type="string">
            <text:p>TPS51100DGQ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55-57,U59</text:p>
          </table:table-cell>
          <table:table-cell office:value-type="string">
            <text:p>TPS74401RGWT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49-53</text:p>
          </table:table-cell>
          <table:table-cell office:value-type="string">
            <text:p>PTH08T210WA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Sw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3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'file:///D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0" table:number-columns-repeated="5" table:default-cell-style-name="ce7"/>
        <table:table-column table:style-name="co11" table:number-columns-repeated="23" table:default-cell-style-name="ce78"/>
        <table:table-column table:style-name="co11" table:default-cell-style-name="ce77"/>
        <table:table-column table:style-name="co12" table:default-cell-style-name="ce7"/>
        <table:table-column table:style-name="co13" table:number-columns-repeated="219" table:default-cell-style-name="Default"/>
        <table:table-row table:style-name="ro2">
          <table:table-cell table:style-name="ce4"/>
          <table:table-cell table:style-name="ce4" office:value-type="string">
            <text:p>Virtex5</text:p>
          </table:table-cell>
          <table:table-cell table:style-name="ce4" table:number-columns-repeated="2"/>
          <table:table-cell table:style-name="ce46" office:value-type="string" table:number-columns-spanned="6" table:number-rows-spanned="1">
            <office:annotation draw:style-name="gr1" draw:text-style-name="P1" svg:width="5.824cm" svg:height="3.007cm" svg:x="20.003cm" svg:y="0.051cm" draw:caption-point-x="-20.003cm" draw:caption-point-y="-0.051cm">
              <dc:creator>FBK</dc:creator>
              <dc:date>2007-10-24T00:00:00</dc:date>
              <text:p text:style-name="P1"><text:span text:style-name="T2"><text:s/></text:span><text:span text:style-name="T3">Cell Color Coding Legend:</text:span></text:p>
              <text:p text:style-name="P2"><text:span text:style-name="T1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2"/>
          <table:table-cell table:style-name="ce69" table:number-columns-repeated="2"/>
          <table:table-cell table:style-name="ce74" office:value-type="float" office:value="1">
            <text:p>1</text:p>
          </table:table-cell>
          <table:table-cell table:style-name="ce43" office:value-type="float" office:value="0.85965877610693">
            <text:p>0.86</text:p>
          </table:table-cell>
          <table:table-cell table:style-name="ce75" office:value-type="float" office:value="85">
            <text:p>85</text:p>
          </table:table-cell>
          <table:table-cell table:style-name="ce75" office:value-type="float" office:value="1">
            <text:p>1</text:p>
          </table:table-cell>
          <table:table-cell table:style-name="ce83" office:value-type="string">
            <text:p>CLKROW</text:p>
          </table:table-cell>
          <table:table-cell table:style-name="ce85" office:value-type="string">
            <text:p>CLKCOL</text:p>
          </table:table-cell>
          <table:table-cell table:style-name="ce83" office:value-type="string">
            <text:p>LUT</text:p>
          </table:table-cell>
          <table:table-cell table:style-name="ce83" office:value-type="string">
            <text:p>FF</text:p>
          </table:table-cell>
          <table:table-cell table:style-name="ce83" office:value-type="string">
            <text:p>BRAM</text:p>
          </table:table-cell>
          <table:table-cell table:style-name="ce83" office:value-type="string">
            <text:p>DCM</text:p>
          </table:table-cell>
          <table:table-cell table:style-name="ce83" office:value-type="string">
            <text:p>PLL</text:p>
          </table:table-cell>
          <table:table-cell table:style-name="ce83" office:value-type="string">
            <text:p>DSP</text:p>
          </table:table-cell>
          <table:table-cell table:style-name="ce83" office:value-type="string">
            <text:p>GT</text:p>
          </table:table-cell>
          <table:table-cell table:style-name="ce83" office:value-type="string">
            <text:p>PCIE</text:p>
          </table:table-cell>
          <table:table-cell table:style-name="ce83" office:value-type="string">
            <text:p>PPC</text:p>
          </table:table-cell>
          <table:table-cell table:style-name="ce83" office:value-type="string">
            <text:p>EMAC</text:p>
          </table:table-cell>
          <table:table-cell table:style-name="ce83" office:value-type="string">
            <text:p>Pins</text:p>
          </table:table-cell>
          <table:table-cell table:style-name="ce83" office:value-type="string">
            <text:p>Banks</text:p>
          </table:table-cell>
          <table:table-cell table:style-name="ce83" office:value-type="string">
            <text:p>ThetaJA</text:p>
          </table:table-cell>
          <table:table-cell table:style-name="ce90" office:value-type="string">
            <text:p>ThetaJB</text:p>
          </table:table-cell>
          <table:table-cell table:style-name="ce83" office:value-type="string">
            <text:p>ThetaJC</text:p>
          </table:table-cell>
          <table:table-cell table:style-name="ce83" office:value-type="string">
            <text:p>JA250</text:p>
          </table:table-cell>
          <table:table-cell table:style-name="ce83" office:value-type="string">
            <text:p>JA500</text:p>
          </table:table-cell>
          <table:table-cell table:style-name="ce83" office:value-type="string">
            <text:p>JA750</text:p>
          </table:table-cell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8" table:number-columns-repeated="2"/>
          <table:table-cell table:style-name="ce14"/>
          <table:table-cell table:style-name="ce47" table:number-columns-spanned="2" table:number-rows-spanned="1"/>
          <table:covered-table-cell table:style-name="ce47"/>
          <table:table-cell table:style-name="ce44" table:number-columns-repeated="5"/>
          <table:table-cell table:style-name="ce70"/>
          <table:table-cell table:style-name="ce75" office:value-type="float" office:value="1">
            <text:p>1</text:p>
          </table:table-cell>
          <table:table-cell table:style-name="ce75" office:value-type="float" office:value="0.614">
            <text:p>0.61</text:p>
          </table:table-cell>
          <table:table-cell table:style-name="ce75" office:value-type="float" office:value="1">
            <text:p>1</text:p>
          </table:table-cell>
          <table:table-cell table:style-name="ce75"/>
          <table:table-cell table:style-name="ce75" office:value-type="float" office:value="8">
            <text:p>8</text:p>
          </table:table-cell>
          <table:table-cell table:style-name="ce75" office:value-type="float" office:value="46">
            <text:p>46</text:p>
          </table:table-cell>
          <table:table-cell table:number-columns-repeated="2" table:style-name="ce75" office:value-type="float" office:value="58880">
            <text:p>58880</text:p>
          </table:table-cell>
          <table:table-cell table:style-name="ce75" office:value-type="float" office:value="244">
            <text:p>244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640">
            <text:p>640</text:p>
          </table:table-cell>
          <table:table-cell table:style-name="ce75" office:value-type="float" office:value="16">
            <text:p>16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640">
            <text:p>640</text:p>
          </table:table-cell>
          <table:table-cell table:style-name="ce75" office:value-type="float" office:value="17">
            <text:p>17</text:p>
          </table:table-cell>
          <table:table-cell table:style-name="ce89" office:value-type="float" office:value="10">
            <text:p>10.0</text:p>
          </table:table-cell>
          <table:table-cell table:style-name="ce75" office:value-type="float" office:value="2.61">
            <text:p>2.61</text:p>
          </table:table-cell>
          <table:table-cell table:style-name="ce75" office:value-type="float" office:value="0.2">
            <text:p>0.2</text:p>
          </table:table-cell>
          <table:table-cell table:style-name="ce75" office:value-type="float" office:value="6.1">
            <text:p>6.1</text:p>
          </table:table-cell>
          <table:table-cell table:style-name="ce75" office:value-type="float" office:value="5.1">
            <text:p>5.1</text:p>
          </table:table-cell>
          <table:table-cell table:style-name="ce75" office:value-type="float" office:value="4.7">
            <text:p>4.7</text:p>
          </table:table-cell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8" table:number-columns-repeated="2"/>
          <table:table-cell table:style-name="ce14"/>
          <table:table-cell table:style-name="ce5" table:number-columns-repeated="8"/>
          <table:table-cell table:style-name="ce43" office:value-type="float" office:value="1">
            <text:p>1</text:p>
          </table:table-cell>
          <table:table-cell table:style-name="ce75" office:value-type="float" office:value="0.0432831934117473">
            <text:p>0.04</text:p>
          </table:table-cell>
          <table:table-cell table:style-name="ce75" office:value-type="float" office:value="3.25172232">
            <text:p>3.25</text:p>
          </table:table-cell>
          <table:table-cell table:style-name="ce43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9" office:value-type="string">
            <text:p>Device</text:p>
          </table:table-cell>
          <table:table-cell table:style-name="ce23"/>
          <table:table-cell table:style-name="ce14"/>
          <table:table-cell table:style-name="ce48" office:value-type="string">
            <text:p>Block Summary</text:p>
          </table:table-cell>
          <table:table-cell table:style-name="ce5" table:number-columns-repeated="2"/>
          <table:table-cell table:style-name="ce48" office:value-type="string">
            <text:p>Voltage Source Summary</text:p>
          </table:table-cell>
          <table:table-cell table:style-name="ce5"/>
          <table:table-cell table:style-name="ce44" table:number-columns-repeated="2"/>
          <table:table-cell table:style-name="ce70"/>
          <table:table-cell table:style-name="ce43" office:value-type="float" office:value="1">
            <text:p>1</text:p>
          </table:table-cell>
          <table:table-cell table:style-name="ce75" office:value-type="float" office:value="0.131">
            <text:p>0.13</text:p>
          </table:table-cell>
          <table:table-cell table:style-name="ce75"/>
          <table:table-cell table:style-name="ce43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0" office:value-type="string">
            <text:p>Part</text:p>
          </table:table-cell>
          <table:table-cell table:style-name="ce23" office:value-type="string">
            <text:p>XC5VSX95T</text:p>
          </table:table-cell>
          <table:table-cell table:style-name="ce43" office:value-type="float" office:value="15">
            <text:p>15</text:p>
          </table:table-cell>
          <table:table-cell table:style-name="ce49" office:value-type="string">
            <office:annotation draw:style-name="gr1" draw:text-style-name="P1" svg:width="3.568cm" svg:height="3.425cm" svg:x="11.449cm" svg:y="6.924cm" draw:caption-point-x="-11.449cm" draw:caption-point-y="-6.924cm">
              <dc:creator>FBK</dc:creator>
              <dc:date>2007-10-24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3" office:value-type="string">
            <office:annotation draw:style-name="gr1" draw:text-style-name="P1" svg:width="3.567cm" svg:height="3.425cm" svg:x="13.734cm" svg:y="6.924cm" draw:caption-point-x="-13.734cm" draw:caption-point-y="-6.924cm">
              <dc:creator>FBK</dc:creator>
              <dc:date>2007-10-24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5"/>
          <table:table-cell table:style-name="ce60" office:value-type="string">
            <text:p>Source</text:p>
          </table:table-cell>
          <table:table-cell table:style-name="ce63" office:value-type="string">
            <office:annotation draw:style-name="gr1" draw:text-style-name="P1" svg:width="3.567cm" svg:height="3.425cm" svg:x="19.613cm" svg:y="6.924cm" draw:caption-point-x="-19.613cm" draw:caption-point-y="-6.924cm">
              <dc:creator>FBK</dc:creator>
              <dc:date>2007-10-24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3" office:value-type="string">
            <office:annotation draw:style-name="gr1" draw:text-style-name="P1" svg:width="3.568cm" svg:height="3.425cm" svg:x="21.897cm" svg:y="6.924cm" draw:caption-point-x="-21.897cm" draw:caption-point-y="-6.924cm">
              <dc:creator>FBK</dc:creator>
              <dc:date>2007-10-24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3" office:value-type="string">
            <office:annotation draw:style-name="gr1" draw:text-style-name="P1" svg:width="3.566cm" svg:height="3.425cm" svg:x="24.182cm" svg:y="6.924cm" draw:caption-point-x="-24.182cm" draw:caption-point-y="-6.924cm">
              <dc:creator>FBK</dc:creator>
              <dc:date>2007-10-24T00:00:00</dc:date>
              <text:p text:style-name="P1"><text:span text:style-name="T1">Total estimated dynamic current for each voltage source.</text:span></text:p>
            </office:annotation>
            <text:p>I<text:span text:style-name="T12">CC</text:span><text:span text:style-name="T13"> (A)</text:span></text:p>
          </table:table-cell>
          <table:table-cell table:style-name="ce71" office:value-type="string">
            <office:annotation draw:style-name="gr1" draw:text-style-name="P1" svg:width="3.567cm" svg:height="3.425cm" svg:x="26.466cm" svg:y="6.924cm" draw:caption-point-x="-26.466cm" draw:caption-point-y="-6.924cm">
              <dc:creator>FBK</dc:creator>
              <dc:date>2007-10-24T00:00:00</dc:date>
              <text:p text:style-name="P1"><text:span text:style-name="T1">Total estimated quiescent current for each voltage source.</text:span></text:p>
            </office:annotation>
            <text:p>I<text:span text:style-name="T12">CCQ</text:span><text:span text:style-name="T13"> (A)</text:span></text:p>
          </table:table-cell>
          <table:table-cell table:style-name="ce43" table:number-columns-repeated="4"/>
          <table:table-cell table:style-name="ce75" office:value-type="string">
            <text:p>FF1136</text:p>
          </table:table-cell>
          <table:table-cell table:style-name="ce75"/>
          <table:table-cell table:style-name="ce75" office:value-type="float" office:value="6">
            <text:p>6</text:p>
          </table:table-cell>
          <table:table-cell table:style-name="ce75" office:value-type="float" office:value="54">
            <text:p>54</text:p>
          </table:table-cell>
          <table:table-cell table:style-name="ce75" table:number-columns-repeated="9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text:p>Package</text:p>
          </table:table-cell>
          <table:table-cell table:style-name="ce23" office:value-type="string">
            <text:p>FF1136</text:p>
          </table:table-cell>
          <table:table-cell table:style-name="ce44"/>
          <table:table-cell table:style-name="ce50" office:value-type="percentage" office:value="0.78">
            <text:p>78%</text:p>
          </table:table-cell>
          <table:table-cell table:style-name="ce54" office:value-type="float" office:value="2.2465491151235">
            <text:p>2.247</text:p>
          </table:table-cell>
          <table:table-cell table:style-name="ce44"/>
          <table:table-cell table:style-name="ce61" office:value-type="string">
            <text:p>V<text:span text:style-name="T10">CCINT</text:span></text:p>
          </table:table-cell>
          <table:table-cell table:style-name="ce64" table:content-validation-name="val7" office:value-type="float" office:value="1">
            <text:p>1.00</text:p>
          </table:table-cell>
          <table:table-cell table:style-name="ce68" office:value-type="float" office:value="26.5399156455429">
            <text:p>26.540</text:p>
          </table:table-cell>
          <table:table-cell table:style-name="ce68" office:value-type="float" office:value="25.066256869436">
            <text:p>25.066</text:p>
          </table:table-cell>
          <table:table-cell table:style-name="ce68" office:value-type="float" office:value="1.47365877610693">
            <text:p>1.474</text:p>
          </table:table-cell>
          <table:table-cell table:style-name="ce43"/>
          <table:table-cell table:style-name="ce75" office:value-type="float" office:value="0.00125">
            <text:p>0</text:p>
          </table:table-cell>
          <table:table-cell table:style-name="ce43" table:number-columns-repeated="2"/>
          <table:table-cell table:style-name="ce75" table:number-columns-repeated="13"/>
          <table:table-cell table:style-name="ce89"/>
          <table:table-cell table:style-name="ce75" table:number-columns-repeated="5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text:p>Grade</text:p>
          </table:table-cell>
          <table:table-cell table:style-name="ce24" office:value-type="string">
            <text:p>Commercial</text:p>
          </table:table-cell>
          <table:table-cell table:style-name="ce44"/>
          <table:table-cell table:style-name="ce50" office:value-type="percentage" office:value="1">
            <text:p>100%</text:p>
          </table:table-cell>
          <table:table-cell table:style-name="ce54" office:value-type="float" office:value="12.7959064453125">
            <text:p>12.796</text:p>
          </table:table-cell>
          <table:table-cell table:style-name="ce59"/>
          <table:table-cell table:style-name="ce62" office:value-type="string">
            <text:p>V<text:span text:style-name="T10">CCAUX</text:span></text:p>
          </table:table-cell>
          <table:table-cell table:style-name="ce65" office:value-type="float" office:value="2.5">
            <text:p>2.5</text:p>
          </table:table-cell>
          <table:table-cell table:style-name="ce54" office:value-type="float" office:value="3.3434254453497">
            <text:p>3.343</text:p>
          </table:table-cell>
          <table:table-cell table:style-name="ce54" office:value-type="float" office:value="1.20637017813988">
            <text:p>1.206</text:p>
          </table:table-cell>
          <table:table-cell table:style-name="ce54" office:value-type="float" office:value="0.131">
            <text:p>0.131</text:p>
          </table:table-cell>
          <table:table-cell table:style-name="ce43"/>
          <table:table-cell table:style-name="ce75" table:number-columns-repeated="22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6.802cm" svg:height="2.853cm" svg:x="4.623cm" svg:y="6.579cm" draw:caption-point-x="-4.623cm" draw:caption-point-y="-6.579cm">
              <dc:creator>FBK</dc:creator>
              <dc:date>2007-10-24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5" office:value-type="string">
            <text:p>Typical</text:p>
          </table:table-cell>
          <table:table-cell table:style-name="ce44" table:number-columns-repeated="2"/>
          <table:table-cell table:style-name="ce54" office:value-type="float" office:value="14.9252631020997">
            <text:p>14.925</text:p>
          </table:table-cell>
          <table:table-cell table:style-name="ce14"/>
          <table:table-cell table:style-name="ce62" office:value-type="string">
            <text:p>V<text:span text:style-name="T10">CCO</text:span><text:span text:style-name="T11"> 3.3</text:span></text:p>
          </table:table-cell>
          <table:table-cell table:style-name="ce65" office:value-type="float" office:value="3.3">
            <text:p>3.3</text:p>
          </table:table-cell>
          <table:table-cell table:style-name="ce54" office:value-type="float" office:value="0.051954925">
            <text:p>0.052</text:p>
          </table:table-cell>
          <table:table-cell table:style-name="ce54" office:value-type="float" office:value="0.0144939166666667">
            <text:p>0.014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75" office:value-type="float" office:value="10">
            <text:p>10</text:p>
          </table:table-cell>
          <table:table-cell table:style-name="ce80" office:value-type="float" office:value="41.5278921672008">
            <text:p>41.53</text:p>
          </table:table-cell>
          <table:table-cell table:style-name="ce75"/>
          <table:table-cell table:style-name="ce84"/>
          <table:table-cell table:style-name="ce86" office:value-type="string">
            <text:p>Banks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2" office:value-type="string">
            <office:annotation draw:style-name="gr1" draw:text-style-name="P1" svg:width="4.126cm" svg:height="2.385cm" svg:x="4.623cm" svg:y="5.403cm" draw:caption-point-x="-4.623cm" draw:caption-point-y="-5.403cm">
              <dc:creator>FBK</dc:creator>
              <dc:date>2007-10-24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5" office:value-type="float" office:value="-1">
            <text:p>-1</text:p>
          </table:table-cell>
          <table:table-cell table:style-name="ce44" table:number-columns-repeated="2"/>
          <table:table-cell table:style-name="ce54" office:value-type="float" office:value="3.38259375">
            <text:p>3.383</text:p>
          </table:table-cell>
          <table:table-cell table:style-name="ce14"/>
          <table:table-cell table:style-name="ce62" office:value-type="string">
            <text:p>V<text:span text:style-name="T10">CCO</text:span><text:span text:style-name="T11"> 2.5</text:span></text:p>
          </table:table-cell>
          <table:table-cell table:style-name="ce65" office:value-type="float" office:value="2.5">
            <text:p>2.5</text:p>
          </table:table-cell>
          <table:table-cell table:style-name="ce54" office:value-type="float" office:value="2.595125">
            <text:p>2.595</text:p>
          </table:table-cell>
          <table:table-cell table:style-name="ce54" office:value-type="float" office:value="1.0368">
            <text:p>1.037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25">
            <text:p>25</text:p>
          </table:table-cell>
          <table:table-cell table:style-name="ce80" office:value-type="float" office:value="41.6536284125357">
            <text:p>41.65</text:p>
          </table:table-cell>
          <table:table-cell table:style-name="ce75" table:number-columns-repeated="2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2" office:value-type="string">
            <office:annotation draw:style-name="gr1" draw:text-style-name="P1" svg:width="4.126cm" svg:height="2.404cm" svg:x="4.932cm" svg:y="6.242cm" draw:caption-point-x="-4.932cm" draw:caption-point-y="-6.242cm">
              <dc:creator>FBK</dc:creator>
              <dc:date>2007-10-24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6"/>
          <table:table-cell table:style-name="ce44" table:number-columns-repeated="2"/>
          <table:table-cell table:style-name="ce54" office:value-type="float" office:value="0.358641">
            <text:p>0.359</text:p>
          </table:table-cell>
          <table:table-cell table:style-name="ce14"/>
          <table:table-cell table:style-name="ce62" office:value-type="string">
            <text:p>V<text:span text:style-name="T10">CCO</text:span><text:span text:style-name="T11"> 1.8</text:span></text:p>
          </table:table-cell>
          <table:table-cell table:style-name="ce65" office:value-type="float" office:value="1.8">
            <text:p>1.8</text:p>
          </table:table-cell>
          <table:table-cell table:style-name="ce54" office:value-type="float" office:value="7.52820322275">
            <text:p>7.528</text:p>
          </table:table-cell>
          <table:table-cell table:style-name="ce54" office:value-type="float" office:value="4.18108512375">
            <text:p>4.181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40">
            <text:p>40</text:p>
          </table:table-cell>
          <table:table-cell table:style-name="ce80" office:value-type="float" office:value="41.8116433553647">
            <text:p>41.81</text:p>
          </table:table-cell>
          <table:table-cell table:style-name="ce75" table:number-columns-repeated="2"/>
          <table:table-cell table:style-name="ce43" office:value-type="float" office:value="1">
            <text:p>1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3" office:value-type="string">
            <text:p>Thermal Information</text:p>
          </table:table-cell>
          <table:table-cell table:style-name="ce14"/>
          <table:table-cell table:style-name="ce44" table:number-columns-repeated="2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V<text:span text:style-name="T10">CCO</text:span><text:span text:style-name="T11"> 1.5</text:span></text:p>
          </table:table-cell>
          <table:table-cell table:style-name="ce65" office:value-type="float" office:value="1.5">
            <text:p>1.5</text:p>
          </table:table-cell>
          <table:table-cell table:style-name="ce54" office:value-type="float" office:value="1.61786295">
            <text:p>1.618</text:p>
          </table:table-cell>
          <table:table-cell table:style-name="ce54" office:value-type="float" office:value="1.0773253">
            <text:p>1.077</text:p>
          </table:table-cell>
          <table:table-cell table:style-name="ce54" office:value-type="float" office:value="0.00125">
            <text:p>0.001</text:p>
          </table:table-cell>
          <table:table-cell table:style-name="ce43"/>
          <table:table-cell table:style-name="ce43" office:value-type="float" office:value="55">
            <text:p>55</text:p>
          </table:table-cell>
          <table:table-cell table:style-name="ce80" office:value-type="float" office:value="42.0103871685267">
            <text:p>42.01</text:p>
          </table:table-cell>
          <table:table-cell table:style-name="ce75" table:number-columns-repeated="2"/>
          <table:table-cell table:style-name="ce43" office:value-type="float" office:value="2">
            <text:p>2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3.487cm" svg:height="1.962cm" svg:x="4.623cm" svg:y="7.655cm" draw:caption-point-x="-4.623cm" draw:caption-point-y="-7.655cm">
              <dc:creator>FBK</dc:creator>
              <dc:date>2007-10-24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27" table:content-validation-name="val1" office:value-type="float" office:value="45">
            <text:p>45.0</text:p>
          </table:table-cell>
          <table:table-cell table:style-name="ce14"/>
          <table:table-cell table:style-name="ce44"/>
          <table:table-cell table:style-name="ce54" office:value-type="float" office:value="6.075">
            <text:p>6.075</text:p>
          </table:table-cell>
          <table:table-cell table:style-name="ce14"/>
          <table:table-cell table:style-name="ce62" office:value-type="string">
            <text:p>V<text:span text:style-name="T10">CCO</text:span><text:span text:style-name="T11"> 1.2</text:span></text:p>
          </table:table-cell>
          <table:table-cell table:style-name="ce65" office:value-type="float" office:value="1.2">
            <text:p>1.2</text:p>
          </table:table-cell>
          <table:table-cell table:number-columns-repeated="3" table:style-name="ce54" office:value-type="float" office:value="0">
            <text:p>0.000</text:p>
          </table:table-cell>
          <table:table-cell table:style-name="ce43"/>
          <table:table-cell table:style-name="ce43" office:value-type="float" office:value="70">
            <text:p>70</text:p>
          </table:table-cell>
          <table:table-cell table:style-name="ce80" office:value-type="float" office:value="42.260294632907">
            <text:p>42.26</text:p>
          </table:table-cell>
          <table:table-cell table:style-name="ce75" table:number-columns-repeated="2"/>
          <table:table-cell table:style-name="ce43" office:value-type="float" office:value="3">
            <text:p>3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5.018cm" svg:height="1.388cm" svg:x="4.623cm" svg:y="8.362cm" draw:caption-point-x="-4.623cm" draw:caption-point-y="-8.362cm">
              <dc:creator>FBK</dc:creator>
              <dc:date>2007-10-24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28" table:content-validation-name="val2" office:value-type="float" office:value="500">
            <text:p>500</text:p>
          </table:table-cell>
          <table:table-cell table:style-name="ce14"/>
          <table:table-cell table:style-name="ce44"/>
          <table:table-cell table:style-name="ce55" office:value-type="float" office:value="0.9168">
            <text:p>0.917</text:p>
          </table:table-cell>
          <table:table-cell table:style-name="ce14"/>
          <table:table-cell table:style-name="ce62" office:value-type="string">
            <text:p>MGTAV<text:span text:style-name="T10">CC</text:span></text:p>
          </table:table-cell>
          <table:table-cell table:style-name="ce65" office:value-type="float" office:value="1">
            <text:p>1</text:p>
          </table:table-cell>
          <table:table-cell table:number-columns-repeated="2" table:style-name="ce54" office:value-type="float" office:value="0.248">
            <text:p>0.248</text:p>
          </table:table-cell>
          <table:table-cell table:style-name="ce54"/>
          <table:table-cell table:style-name="ce43"/>
          <table:table-cell table:style-name="ce43" office:value-type="float" office:value="85">
            <text:p>85</text:p>
          </table:table-cell>
          <table:table-cell table:style-name="ce80" office:value-type="float" office:value="42.5745370727562">
            <text:p>42.57</text:p>
          </table:table-cell>
          <table:table-cell table:style-name="ce75" table:number-columns-repeated="2"/>
          <table:table-cell table:style-name="ce43" office:value-type="float" office:value="4">
            <text:p>4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712cm" svg:height="2.304cm" svg:x="4.623cm" svg:y="9.068cm" draw:caption-point-x="-4.623cm" draw:caption-point-y="-9.068cm">
              <dc:creator>FBK</dc:creator>
              <dc:date>2007-10-24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29" table:content-validation-name="val3" office:value-type="string">
            <text:p>High Profile</text:p>
          </table:table-cell>
          <table:table-cell table:style-name="ce14" table:number-columns-repeated="2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MGTAV<text:span text:style-name="T10">CCPLL</text:span></text:p>
          </table:table-cell>
          <table:table-cell table:style-name="ce65" office:value-type="float" office:value="1.2">
            <text:p>1.2</text:p>
          </table:table-cell>
          <table:table-cell table:style-name="ce54" office:value-type="float" office:value="0.24">
            <text:p>0.240</text:p>
          </table:table-cell>
          <table:table-cell table:style-name="ce54" office:value-type="float" office:value="0.2">
            <text:p>0.200</text:p>
          </table:table-cell>
          <table:table-cell table:style-name="ce54"/>
          <table:table-cell table:style-name="ce43"/>
          <table:table-cell table:style-name="ce43" office:value-type="float" office:value="100">
            <text:p>100</text:p>
          </table:table-cell>
          <table:table-cell table:style-name="ce80" office:value-type="float" office:value="42.9696765746806">
            <text:p>42.97</text:p>
          </table:table-cell>
          <table:table-cell table:style-name="ce75" table:number-columns-repeated="2"/>
          <table:table-cell table:style-name="ce43" office:value-type="float" office:value="5">
            <text:p>5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07cm" svg:height="1.697cm" svg:x="4.623cm" svg:y="9.775cm" draw:caption-point-x="-4.623cm" draw:caption-point-y="-9.775cm">
              <dc:creator>FBK</dc:creator>
              <dc:date>2007-10-24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6">SA</text:span><text:span text:style-name="T7"> (°C/W)</text:span></text:p>
          </table:table-cell>
          <table:table-cell table:style-name="ce30" table:content-validation-name="val4" office:value-type="float" office:value="2">
            <text:p>2.0</text:p>
          </table:table-cell>
          <table:table-cell table:style-name="ce14"/>
          <table:table-cell table:style-name="ce5"/>
          <table:table-cell table:style-name="ce54" office:value-type="float" office:value="0">
            <text:p>0.000</text:p>
          </table:table-cell>
          <table:table-cell table:style-name="ce14"/>
          <table:table-cell table:style-name="ce62" office:value-type="string">
            <text:p>MGTAV<text:span text:style-name="T10">TTTX</text:span></text:p>
          </table:table-cell>
          <table:table-cell table:style-name="ce66" table:content-validation-name="val8" office:value-type="float" office:value="1.2">
            <text:p>1.2</text:p>
          </table:table-cell>
          <table:table-cell table:style-name="ce54" office:value-type="float" office:value="0.3408">
            <text:p>0.341</text:p>
          </table:table-cell>
          <table:table-cell table:style-name="ce54" office:value-type="float" office:value="0.284">
            <text:p>0.284</text:p>
          </table:table-cell>
          <table:table-cell table:style-name="ce54"/>
          <table:table-cell table:style-name="ce43" table:number-columns-repeated="2"/>
          <table:table-cell table:style-name="ce80"/>
          <table:table-cell table:style-name="ce75" table:number-columns-repeated="2"/>
          <table:table-cell table:style-name="ce43" office:value-type="float" office:value="6">
            <text:p>6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5.298cm" svg:height="4.713cm" svg:x="4.623cm" svg:y="10.216cm" draw:caption-point-x="-4.623cm" draw:caption-point-y="-10.216cm">
              <dc:creator>FBK</dc:creator>
              <dc:date>2007-10-24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1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1" table:content-validation-name="val3" office:value-type="string">
            <text:p>Large (20"x20")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62" office:value-type="string">
            <text:p>MGTAV<text:span text:style-name="T10">TTRX</text:span></text:p>
          </table:table-cell>
          <table:table-cell table:style-name="ce66" table:content-validation-name="val9" office:value-type="float" office:value="1.2">
            <text:p>1.2</text:p>
          </table:table-cell>
          <table:table-cell table:style-name="ce54" office:value-type="float" office:value="0.008">
            <text:p>0.008</text:p>
          </table:table-cell>
          <table:table-cell table:style-name="ce54" office:value-type="float" office:value="0.00666666666666667">
            <text:p>0.007</text:p>
          </table:table-cell>
          <table:table-cell table:style-name="ce54"/>
          <table:table-cell table:style-name="ce43"/>
          <table:table-cell table:style-name="ce43" office:value-type="float" office:value="0.95">
            <text:p>0.95</text:p>
          </table:table-cell>
          <table:table-cell table:style-name="ce80" office:value-type="float" office:value="38.3132349918054">
            <text:p>38.31</text:p>
          </table:table-cell>
          <table:table-cell table:style-name="ce43"/>
          <table:table-cell table:style-name="ce75"/>
          <table:table-cell table:style-name="ce43" office:value-type="float" office:value="7">
            <text:p>7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21cm" svg:height="1.019cm" svg:x="4.623cm" svg:y="11.187cm" draw:caption-point-x="-4.623cm" draw:caption-point-y="-11.187cm">
              <dc:creator>FBK</dc:creator>
              <dc:date>2007-10-24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2" table:content-validation-name="val5" office:value-type="string">
            <text:p>12 to 15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0.975">
            <text:p>0.98</text:p>
          </table:table-cell>
          <table:table-cell table:style-name="ce80" office:value-type="float" office:value="39.6225361432618">
            <text:p>39.62</text:p>
          </table:table-cell>
          <table:table-cell table:style-name="ce43"/>
          <table:table-cell table:style-name="ce75"/>
          <table:table-cell table:style-name="ce43" office:value-type="float" office:value="8">
            <text:p>8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737cm" svg:height="2.279cm" svg:x="4.932cm" svg:y="11.894cm" draw:caption-point-x="-4.932cm" draw:caption-point-y="-11.894cm">
              <dc:creator>FBK</dc:creator>
              <dc:date>2007-10-24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1"/></text:p>
            </office:annotation>
            <text:p>Custom ΘJB<text:span text:style-name="T7"> (°C/W)</text:span></text:p>
          </table:table-cell>
          <table:table-cell table:style-name="ce33" table:content-validation-name="val4" office:value-type="float" office:value="2.61">
            <text:p>2.6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1">
            <text:p>1</text:p>
          </table:table-cell>
          <table:table-cell table:style-name="ce80" office:value-type="float" office:value="40.9685735386426">
            <text:p>40.97</text:p>
          </table:table-cell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1" office:value-type="string">
            <office:annotation draw:style-name="gr1" draw:text-style-name="P1" svg:width="4.431cm" svg:height="4.204cm" svg:x="4.932cm" svg:y="12.6cm" draw:caption-point-x="-4.932cm" draw:caption-point-y="-12.6cm">
              <dc:creator>FBK</dc:creator>
              <dc:date>2007-10-24T00:00:00</dc:date>
              <text:p text:style-name="P1"><text:span text:style-name="T1">Board temperature (°C) used in custom board thermal calculations.</text:span></text:p>
              <text:p text:style-name="P2"><text:span text:style-name="T1"/></text:p>
              <text:p text:style-name="P1"><text:span text:style-name="T1">Board temperature may not exceed junction temperature.</text:span></text:p>
              <text:p text:style-name="P2"><text:span text:style-name="T1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4" table:content-validation-name="val6" office:value-type="float" office:value="99.3105713653279">
            <text:p>99.3</text:p>
          </table:table-cell>
          <table:table-cell table:style-name="ce14"/>
          <table:table-cell table:style-name="ce5" table:number-columns-repeated="2"/>
          <table:table-cell table:style-name="ce14"/>
          <table:table-cell table:style-name="ce5" table:number-columns-repeated="5"/>
          <table:table-cell table:style-name="ce43"/>
          <table:table-cell table:style-name="ce43" office:value-type="float" office:value="1.025">
            <text:p>1.03</text:p>
          </table:table-cell>
          <table:table-cell table:style-name="ce80" office:value-type="float" office:value="42.3514853334582">
            <text:p>42.35</text:p>
          </table:table-cell>
          <table:table-cell table:style-name="ce43"/>
          <table:table-cell table:style-name="ce75"/>
          <table:table-cell table:style-name="ce43" office:value-type="float" office:value="9">
            <text:p>9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4">
          <table:table-cell table:style-name="ce5"/>
          <table:table-cell table:style-name="ce13" office:value-type="string">
            <text:p>Thermal Summary</text:p>
          </table:table-cell>
          <table:table-cell table:style-name="ce14" table:number-columns-repeated="2"/>
          <table:table-cell table:style-name="ce51" office:value-type="string">
            <text:p>Power Summary</text:p>
          </table:table-cell>
          <table:table-cell table:style-name="ce5"/>
          <table:table-cell table:style-name="ce14" table:number-columns-repeated="6"/>
          <table:table-cell table:style-name="ce43"/>
          <table:table-cell table:style-name="ce43" office:value-type="float" office:value="1.05">
            <text:p>1.05</text:p>
          </table:table-cell>
          <table:table-cell table:style-name="ce80" office:value-type="float" office:value="43.7714096832187">
            <text:p>43.77</text:p>
          </table:table-cell>
          <table:table-cell table:style-name="ce43"/>
          <table:table-cell table:style-name="ce75"/>
          <table:table-cell table:style-name="ce43" office:value-type="float" office:value="10">
            <text:p>10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office:annotation draw:style-name="gr1" draw:text-style-name="P1" svg:width="6.746cm" svg:height="3.188cm" svg:x="4.623cm" svg:y="14.013cm" draw:caption-point-x="-4.623cm" draw:caption-point-y="-14.013cm">
              <dc:creator>FBK</dc:creator>
              <dc:date>2007-10-24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6">JA <text:s/>(°C/W)</text:span></text:p>
          </table:table-cell>
          <table:table-cell table:style-name="ce35" office:value-type="float" office:value="1.39207894736842">
            <text:p>1.4</text:p>
          </table:table-cell>
          <table:table-cell table:style-name="ce14"/>
          <table:table-cell table:style-name="ce11" office:value-type="string">
            <office:annotation draw:style-name="gr1" draw:text-style-name="P1" svg:width="3.568cm" svg:height="2.209cm" svg:x="10.139cm" svg:y="13.881cm" draw:caption-point-x="-10.139cm" draw:caption-point-y="-13.881cm">
              <dc:creator>FBK</dc:creator>
              <dc:date>2007-10-24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6" office:value-type="float" office:value="1.81253377610693">
            <text:p>1.813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 office:value-type="float" office:value="11">
            <text:p>11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3">
          <table:table-cell table:style-name="ce5"/>
          <table:table-cell table:style-name="ce11" office:value-type="string">
            <office:annotation draw:style-name="gr1" draw:text-style-name="P1" svg:width="5.018cm" svg:height="1.346cm" svg:x="4.623cm" svg:y="15.087cm" draw:caption-point-x="-4.623cm" draw:caption-point-y="-15.087cm">
              <dc:creator>FBK</dc:creator>
              <dc:date>2007-10-24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5" office:value-type="float" office:value="25.818147921263">
            <text:p>25.8</text:p>
          </table:table-cell>
          <table:table-cell table:style-name="ce14"/>
          <table:table-cell table:style-name="ce11" office:value-type="string">
            <office:annotation draw:style-name="gr1" draw:text-style-name="P1" svg:width="3.568cm" svg:height="1.141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6" office:value-type="float" office:value="40.7007534125357">
            <text:p>40.701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5">
          <table:table-cell table:style-name="ce5"/>
          <table:table-cell table:style-name="ce11" office:value-type="string">
            <office:annotation draw:style-name="gr1" draw:text-style-name="P1" svg:width="4.491cm" svg:height="2.463cm" svg:x="4.623cm" svg:y="16.09cm" draw:caption-point-x="-4.623cm" draw:caption-point-y="-16.09cm">
              <dc:creator>FBK</dc:creator>
              <dc:date>2007-10-24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6" office:value-type="float" office:value="104.181852078737">
            <text:p>104.2</text:p>
          </table:table-cell>
          <table:table-cell table:style-name="ce14"/>
          <table:table-cell table:style-name="ce11" office:value-type="string">
            <office:annotation draw:style-name="gr1" draw:text-style-name="P1" svg:width="3.708cm" svg:height="2.123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57" office:value-type="float" office:value="42.5132871886426">
            <text:p>42.513</text:p>
          </table:table-cell>
          <table:table-cell table:style-name="ce14" table:number-columns-repeated="6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1">
          <table:table-cell table:style-name="ce5"/>
          <table:table-cell table:style-name="ce14" table:number-columns-repeated="11"/>
          <table:table-cell table:style-name="ce43" table:number-columns-repeated="2"/>
          <table:table-cell table:style-name="ce80"/>
          <table:table-cell table:style-name="ce43"/>
          <table:table-cell table:style-name="ce75"/>
          <table:table-cell table:style-name="ce43"/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5">
          <table:table-cell table:style-name="ce5"/>
          <table:table-cell table:style-name="ce15" office:value-type="string">
            <text:p>Comments</text:p>
          </table:table-cell>
          <table:table-cell table:style-name="ce5" table:number-columns-repeated="10"/>
          <table:table-cell table:style-name="ce76"/>
          <table:table-cell table:style-name="ce79" office:value-type="string">
            <text:p>Min (0C, 1.14V)</text:p>
          </table:table-cell>
          <table:table-cell table:style-name="ce75" office:value-type="string">
            <text:p>Typical (1.2V, 25C)</text:p>
          </table:table-cell>
          <table:table-cell table:style-name="ce79" office:value-type="string">
            <text:p>Max (1.26V, 26C)</text:p>
          </table:table-cell>
          <table:table-cell table:style-name="ce76"/>
          <table:table-cell table:style-name="ce43" office:value-type="float" office:value="12">
            <text:p>12</text:p>
          </table:table-cell>
          <table:table-cell table:style-name="ce75" table:number-columns-repeated="17"/>
          <table:table-cell table:style-name="ce43"/>
          <table:table-cell table:style-name="ce91"/>
          <table:table-cell table:style-name="ce92"/>
          <table:table-cell table:number-columns-repeated="218"/>
        </table:table-row>
        <table:table-row table:style-name="ro1">
          <table:table-cell table:style-name="ce5"/>
          <table:table-cell table:style-name="ce16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37"/>
          <table:covered-table-cell table:style-name="ce72"/>
          <table:table-cell table:style-name="ce76"/>
          <table:table-cell table:style-name="ce80" office:value-type="float" office:value="37.8030458199361">
            <text:p>37.80</text:p>
          </table:table-cell>
          <table:table-cell table:style-name="ce80" office:value-type="float" office:value="40.90426893411">
            <text:p>40.90</text:p>
          </table:table-cell>
          <table:table-cell table:style-name="ce80" office:value-type="float" office:value="45.5686219407864">
            <text:p>45.57</text:p>
          </table:table-cell>
          <table:table-cell table:style-name="ce76"/>
          <table:table-cell table:style-name="ce43" office:value-type="float" office:value="13">
            <text:p>13</text:p>
          </table:table-cell>
          <table:table-cell table:style-name="ce75" table:number-columns-repeated="17"/>
          <table:table-cell table:style-name="ce43"/>
          <table:table-cell table:style-name="ce91"/>
          <table:table-cell table:number-columns-repeated="219"/>
        </table:table-row>
        <table:table-row table:style-name="ro1">
          <table:table-cell table:style-name="ce5"/>
          <table:covered-table-cell table:style-name="ce17"/>
          <table:covered-table-cell table:number-columns-repeated="9" table:style-name="ce38"/>
          <table:covered-table-cell table:style-name="ce73"/>
          <table:table-cell table:style-name="ce76"/>
          <table:table-cell table:style-name="ce80" table:number-columns-repeated="3"/>
          <table:table-cell table:style-name="ce75"/>
          <table:table-cell table:style-name="ce43" office:value-type="float" office:value="14">
            <text:p>14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1">
          <table:table-cell table:style-name="ce5"/>
          <table:covered-table-cell table:style-name="ce17"/>
          <table:covered-table-cell table:number-columns-repeated="9" table:style-name="ce38"/>
          <table:covered-table-cell table:style-name="ce73"/>
          <table:table-cell table:style-name="ce76"/>
          <table:table-cell table:style-name="ce43" table:number-columns-repeated="3"/>
          <table:table-cell table:style-name="ce75"/>
          <table:table-cell table:style-name="ce43" office:value-type="float" office:value="15">
            <text:p>15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1">
          <table:table-cell table:style-name="ce5"/>
          <table:table-cell table:style-name="ce18" table:number-columns-repeated="11"/>
          <table:table-cell table:style-name="ce76"/>
          <table:table-cell table:style-name="ce79"/>
          <table:table-cell table:style-name="ce75"/>
          <table:table-cell table:style-name="ce79"/>
          <table:table-cell table:style-name="ce75"/>
          <table:table-cell table:style-name="ce43" office:value-type="float" office:value="16">
            <text:p>16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6">
          <table:table-cell table:style-name="ce6"/>
          <table:table-cell table:style-name="ce19" office:value-type="string" table:number-columns-spanned="4" table:number-rows-spanned="1">
            <text:p><text:span text:style-name="T8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39"/>
          <table:table-cell table:style-name="ce58" table:number-columns-repeated="7"/>
          <table:table-cell table:style-name="ce76"/>
          <table:table-cell table:style-name="ce80" table:number-columns-repeated="3"/>
          <table:table-cell table:style-name="ce76"/>
          <table:table-cell table:style-name="ce43" office:value-type="float" office:value="17">
            <text:p>17</text:p>
          </table:table-cell>
          <table:table-cell table:style-name="ce75" table:number-columns-repeated="17"/>
          <table:table-cell table:style-name="ce14"/>
          <table:table-cell table:style-name="ce91"/>
          <table:table-cell table:number-columns-repeated="219"/>
        </table:table-row>
        <table:table-row table:style-name="ro7">
          <table:table-cell table:style-name="ce6"/>
          <table:table-cell table:style-name="ce20" office:value-type="string">
            <text:p><text:span text:style-name="T9"><text:a xlink:href="mailto:xpower_feedback@xilinx.com?subject=Virtex5%20XPower%20Estimator%20(XPE)%20-%209.1.01%20-%20Feedback">Email Feedback</text:a></text:span></text:p>
          </table:table-cell>
          <table:table-cell table:style-name="ce40" table:number-columns-repeated="3"/>
          <table:table-cell table:style-name="ce58" table:number-columns-repeated="7"/>
          <table:table-cell table:style-name="ce76"/>
          <table:table-cell table:style-name="ce80" table:number-columns-repeated="3"/>
          <table:table-cell table:style-name="ce43" office:value-type="string">
            <text:p>BoardType</text:p>
          </table:table-cell>
          <table:table-cell table:style-name="ce87" office:value-type="float" office:value="3">
            <text:p>3</text:p>
          </table:table-cell>
          <table:table-cell table:style-name="ce75"/>
          <table:table-cell table:style-name="ce75" office:value-type="string">
            <text:p>Airflow</text:p>
          </table:table-cell>
          <table:table-cell table:style-name="ce75" table:number-columns-repeated="15"/>
          <table:table-cell table:style-name="ce14"/>
          <table:table-cell table:style-name="ce91"/>
          <table:table-cell table:number-columns-repeated="219"/>
        </table:table-row>
        <table:table-row table:style-name="ro7">
          <table:table-cell table:style-name="ce5"/>
          <table:table-cell table:style-name="ce21" office:value-type="string">
            <text:p>Workbook covered under the</text:p>
          </table:table-cell>
          <table:table-cell table:style-name="ce41" office:value-type="string" table:number-columns-spanned="3" table:number-rows-spanned="1">
            <text:p><text:span text:style-name="T9"><text:a xlink:href="http://www.xilinx.com/ise/power_tools/wpt_licence.pdf"> license agreement</text:a></text:span></text:p>
          </table:table-cell>
          <table:covered-table-cell table:number-columns-repeated="2" table:style-name="ce45"/>
          <table:table-cell table:style-name="ce42" table:number-columns-repeated="3"/>
          <table:table-cell table:style-name="ce67" office:value-type="float" office:value="102.985139194598">
            <text:p>102.99</text:p>
          </table:table-cell>
          <table:table-cell table:style-name="ce67" office:value-type="float" office:value="0.85965877610693">
            <text:p>0.86</text:p>
          </table:table-cell>
          <table:table-cell table:style-name="ce42" table:number-columns-repeated="2"/>
          <table:table-cell table:style-name="ce76"/>
          <table:table-cell table:style-name="ce43"/>
          <table:table-cell table:style-name="ce76" table:number-columns-repeated="2"/>
          <table:table-cell table:style-name="ce43" office:value-type="string">
            <text:p>BoardLyr</text:p>
          </table:table-cell>
          <table:table-cell table:style-name="ce87" office:value-type="float" office:value="2">
            <text:p>2</text:p>
          </table:table-cell>
          <table:table-cell table:style-name="ce43"/>
          <table:table-cell table:style-name="ce43" office:value-type="string">
            <text:p>N/A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/>
          <table:table-cell table:style-name="ce22" office:value-type="string">
            <text:p><text:s text:c="6"/>Copyright 1994-2007 Xilinx, Inc. All Rights Reserved </text:p>
          </table:table-cell>
          <table:table-cell table:style-name="ce42" table:number-columns-repeated="6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42" table:number-columns-repeated="2"/>
          <table:table-cell table:style-name="ce76"/>
          <table:table-cell table:style-name="ce43" office:value-type="string">
            <text:p>Quiescent</text:p>
          </table:table-cell>
          <table:table-cell table:style-name="ce82" office:value-type="float" office:value="1.81253377610693">
            <text:p>1.813</text:p>
          </table:table-cell>
          <table:table-cell table:style-name="ce43"/>
          <table:table-cell table:style-name="ce43" office:value-type="string">
            <text:p>Airflow</text:p>
          </table:table-cell>
          <table:table-cell table:style-name="ce87" office:value-type="float" office:value="2">
            <text:p>2</text:p>
          </table:table-cell>
          <table:table-cell table:style-name="ce43"/>
          <table:table-cell table:style-name="ce43" office:value-type="float" office:value="0">
            <text:p>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LOGIC</text:p>
          </table:table-cell>
          <table:table-cell table:style-name="ce43" office:value-type="float" office:value="12.7959064453125">
            <text:p>12.8</text:p>
          </table:table-cell>
          <table:table-cell table:style-name="ce43"/>
          <table:table-cell table:style-name="ce43" office:value-type="string">
            <text:p>Heatsink</text:p>
          </table:table-cell>
          <table:table-cell table:style-name="ce87" office:value-type="float" office:value="4">
            <text:p>4</text:p>
          </table:table-cell>
          <table:table-cell table:style-name="ce43"/>
          <table:table-cell table:style-name="ce43" office:value-type="float" office:value="250">
            <text:p>25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IO</text:p>
          </table:table-cell>
          <table:table-cell table:style-name="ce43" office:value-type="float" office:value="14.9252631020997">
            <text:p>14.93</text:p>
          </table:table-cell>
          <table:table-cell table:style-name="ce43"/>
          <table:table-cell table:style-name="ce43" office:value-type="string">
            <text:p>ThetaSA</text:p>
          </table:table-cell>
          <table:table-cell table:style-name="ce88" office:value-type="float" office:value="2.1">
            <text:p>2.10</text:p>
          </table:table-cell>
          <table:table-cell table:style-name="ce43"/>
          <table:table-cell table:style-name="ce43" office:value-type="float" office:value="500">
            <text:p>50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office:value-type="float" office:value="104.181852078737">
            <text:p>104.18</text:p>
          </table:table-cell>
          <table:table-cell table:style-name="ce67" office:value-type="float" office:value="0.85965877610693">
            <text:p>0.86</text:p>
          </table:table-cell>
          <table:table-cell table:style-name="ce5" table:number-columns-repeated="2"/>
          <table:table-cell table:style-name="ce76"/>
          <table:table-cell table:style-name="ce43" office:value-type="string">
            <text:p>BRAM</text:p>
          </table:table-cell>
          <table:table-cell table:style-name="ce43" office:value-type="float" office:value="3.38259375">
            <text:p>3.38</text:p>
          </table:table-cell>
          <table:table-cell table:style-name="ce43"/>
          <table:table-cell table:style-name="ce43" office:value-type="string">
            <text:p>ThetaCS</text:p>
          </table:table-cell>
          <table:table-cell table:style-name="ce88" office:value-type="float" office:value="0.1">
            <text:p>0.10</text:p>
          </table:table-cell>
          <table:table-cell table:style-name="ce43"/>
          <table:table-cell table:style-name="ce43" office:value-type="float" office:value="750">
            <text:p>750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table:number-columns-repeated="2"/>
          <table:table-cell table:style-name="ce5" table:number-columns-repeated="2"/>
          <table:table-cell table:style-name="ce76"/>
          <table:table-cell table:style-name="ce43" office:value-type="string">
            <text:p>DCM</text:p>
          </table:table-cell>
          <table:table-cell table:style-name="ce43" office:value-type="float" office:value="0.358641">
            <text:p>0.36</text:p>
          </table:table-cell>
          <table:table-cell table:style-name="ce43"/>
          <table:table-cell table:style-name="ce43" office:value-type="string">
            <text:p>ThetaJB</text:p>
          </table:table-cell>
          <table:table-cell table:style-name="ce88" office:value-type="float" office:value="2.61">
            <text:p>2.61</text:p>
          </table:table-cell>
          <table:table-cell table:style-name="ce43"/>
          <table:table-cell table:style-name="ce43" office:value-type="string">
            <text:p>T34:T35</text:p>
          </table:table-cell>
          <table:table-cell table:style-name="ce43" table:number-columns-repeated="15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8"/>
          <table:table-cell table:style-name="ce67" table:number-columns-repeated="2"/>
          <table:table-cell table:style-name="ce5" table:number-columns-repeated="2"/>
          <table:table-cell table:style-name="ce76"/>
          <table:table-cell table:style-name="ce43" office:value-type="string">
            <text:p>PLL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43" office:value-type="string">
            <text:p>ThetaJA</text:p>
          </table:table-cell>
          <table:table-cell table:style-name="ce88" office:value-type="float" office:value="2.06475409836066">
            <text:p>2.06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DSP</text:p>
          </table:table-cell>
          <table:table-cell table:style-name="ce43" office:value-type="float" office:value="6.075">
            <text:p>6.08</text:p>
          </table:table-cell>
          <table:table-cell table:style-name="ce43"/>
          <table:table-cell table:style-name="ce43" office:value-type="string">
            <text:p>bThetaSA</text:p>
          </table:table-cell>
          <table:table-cell table:style-name="ce88" office:value-type="float" office:value="2">
            <text:p>2.00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GTP</text:p>
          </table:table-cell>
          <table:table-cell table:style-name="ce43" office:value-type="float" office:value="0.9168">
            <text:p>0.92</text:p>
          </table:table-cell>
          <table:table-cell table:style-name="ce43"/>
          <table:table-cell table:style-name="ce43" office:value-type="string">
            <text:p>bThetaJA</text:p>
          </table:table-cell>
          <table:table-cell table:style-name="ce88" office:value-type="float" office:value="2.06475409836066">
            <text:p>2.06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office:value-type="string">
            <text:p>EMAC</text:p>
          </table:table-cell>
          <table:table-cell table:style-name="ce43" office:value-type="float" office:value="0">
            <text:p>0</text:p>
          </table:table-cell>
          <table:table-cell table:style-name="ce43"/>
          <table:table-cell table:style-name="ce43" office:value-type="string">
            <text:p>sThetaJA</text:p>
          </table:table-cell>
          <table:table-cell table:style-name="ce88" office:value-type="float" office:value="5.1">
            <text:p>5.10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76" office:value-type="string">
            <text:p>PCIE</text:p>
          </table:table-cell>
          <table:table-cell table:style-name="ce76" office:value-type="float" office:value="0">
            <text:p>0</text:p>
          </table:table-cell>
          <table:table-cell table:style-name="ce43"/>
          <table:table-cell table:style-name="ce43" office:value-type="string">
            <text:p>eThetaJA</text:p>
          </table:table-cell>
          <table:table-cell table:style-name="ce43" office:value-type="float" office:value="1.39207894736842">
            <text:p>1.39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76" office:value-type="string">
            <text:p>PPC</text:p>
          </table:table-cell>
          <table:table-cell table:style-name="ce76"/>
          <table:table-cell table:style-name="ce43"/>
          <table:table-cell table:style-name="ce43" office:value-type="string">
            <text:p>TJA-Top</text:p>
          </table:table-cell>
          <table:table-cell table:style-name="ce43" office:value-type="float" office:value="2.3">
            <text:p>2.3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 table:number-columns-repeated="3"/>
          <table:table-cell table:style-name="ce43"/>
          <table:table-cell table:style-name="ce43" office:value-type="string">
            <text:p>TJ</text:p>
          </table:table-cell>
          <table:table-cell table:style-name="ce43" office:value-type="float" office:value="122.417836483437">
            <text:p>122.42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 table:number-columns-repeated="3"/>
          <table:table-cell table:style-name="ce43"/>
          <table:table-cell table:style-name="ce43" office:value-type="string">
            <text:p>eThetaJA</text:p>
          </table:table-cell>
          <table:table-cell table:style-name="ce43" office:value-type="float" office:value="1.79253377807831">
            <text:p>1.79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5" table:number-columns-repeated="2"/>
          <table:table-cell table:style-name="ce43"/>
          <table:table-cell table:style-name="ce43" office:value-type="string">
            <text:p>Power1</text:p>
          </table:table-cell>
          <table:table-cell table:style-name="ce43" office:value-type="float" office:value="41.6536284125357">
            <text:p>41.65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5" table:number-columns-repeated="2"/>
          <table:table-cell table:style-name="ce43"/>
          <table:table-cell table:style-name="ce43" office:value-type="string">
            <text:p>Power2</text:p>
          </table:table-cell>
          <table:table-cell table:style-name="ce43" office:value-type="float" office:value="44.638705868866">
            <text:p>44.64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>
          <table:table-cell table:style-name="ce5" table:number-columns-repeated="12"/>
          <table:table-cell table:style-name="ce76"/>
          <table:table-cell table:style-name="ce43" table:number-columns-repeated="3"/>
          <table:table-cell table:style-name="ce43" office:value-type="string">
            <text:p>Temp</text:p>
          </table:table-cell>
          <table:table-cell table:style-name="ce43" office:value-type="float" office:value="125.016388079645">
            <text:p>125.02</text:p>
          </table:table-cell>
          <table:table-cell table:style-name="ce43" table:number-columns-repeated="17"/>
          <table:table-cell table:style-name="ce14"/>
          <table:table-cell table:number-columns-repeated="220"/>
        </table:table-row>
        <table:table-row table:style-name="ro1" table:number-rows-repeated="4">
          <table:table-cell table:style-name="ce5" table:number-columns-repeated="12"/>
          <table:table-cell table:style-name="ce76"/>
          <table:table-cell table:style-name="ce43" table:number-columns-repeated="22"/>
          <table:table-cell table:style-name="ce14"/>
          <table:table-cell table:number-columns-repeated="220"/>
        </table:table-row>
        <table:table-row table:style-name="ro1">
          <table:table-cell table:number-columns-repeated="12"/>
          <table:table-cell table:style-name="ce77"/>
          <table:table-cell table:style-name="ce81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77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5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 </number:text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number:min-integer-digits="3" number:min-exponent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7P0" style:volatile="true">
      <number:day/>
      <number:text>-</number:text>
      <number:month number:textual="true"/>
      <number:text>-</number:text>
      <number:year/>
    </number:date-style>
    <number:text-style style:name="N167">
      <number:text-content/>
      <style:map style:condition="value()&gt;=0" style:apply-style-name="N167P0"/>
    </number:text-style>
    <number:number-style style:name="N168">
      <number:number number:decimal-places="3" number:min-integer-digits="0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ZA">
      <number:text>R </number:text>
      <number:number number:decimal-places="0" number:min-integer-digits="1" number:grouping="true"/>
    </number:number-style>
    <number:number-style style:name="N5116" number:language="en" number:country="ZA">
      <number:text>R 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ZA">
      <number:text>R </number:text>
      <number:number number:decimal-places="0" number:min-integer-digits="1" number:grouping="true"/>
    </number:number-style>
    <number:number-style style:name="N5117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ZA">
      <number:text>R </number:text>
      <number:number number:decimal-places="2" number:min-integer-digits="1" number:grouping="true"/>
    </number:number-style>
    <number:number-style style:name="N5118" number:language="en" number:country="ZA">
      <number:text>R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ZA">
      <number:text>R </number:text>
      <number:number number:decimal-places="2" number:min-integer-digits="1" number:grouping="true"/>
    </number:number-style>
    <number:number-style style:name="N5119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007/10/24</text:date>, <text:time>16:2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Kapp</meta:initial-creator>
    <meta:creation-date>2007-10-18T15:57:38</meta:creation-date>
    <dc:creator>Francois Kapp</dc:creator>
    <dc:date>2007-10-24T16:23:11</dc:date>
    <meta:editing-cycles>7</meta:editing-cycles>
    <meta:editing-duration>PT6H36M41S</meta:editing-duration>
    <meta:user-defined meta:name="Info 1"/>
    <meta:user-defined meta:name="Info 2"/>
    <meta:user-defined meta:name="Info 3"/>
    <meta:user-defined meta:name="Info 4"/>
    <meta:document-statistic meta:table-count="4" meta:cell-count="1140"/>
  </office:meta>
</office:document-meta>
</file>